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98in"/>
    </style:style>
    <style:style style:name="co3" style:family="table-column">
      <style:table-column-properties fo:break-before="auto" style:column-width="0.2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office:value-type="string">
            <text:p>Total Analog Pi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office:value-type="string">
            <text:p>Total Pin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office:value-type="string">
            <text:p>Max Serv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office:value-type="string">
            <text:p>Firmata Pin</text:p>
          </table:table-cell>
          <table:table-cell office:value-type="string">
            <text:p>Digital?</text:p>
          </table:table-cell>
          <table:table-cell office:value-type="string">
            <text:p>Analog?</text:p>
          </table:table-cell>
          <table:table-cell office:value-type="string">
            <text:p>PWM?</text:p>
          </table:table-cell>
          <table:table-cell office:value-type="string">
            <text:p>Servo?</text:p>
          </table:table-cell>
          <table:table-cell table:style-name="ce1"/>
          <table:table-cell table:style-name="ce1" office:value-type="string">
            <text:p>I2C?</text:p>
          </table:table-cell>
          <table:table-cell table:style-name="ce1" office:value-type="string">
            <text:p>SPI?</text:p>
          </table:table-cell>
          <table:table-cell table:style-name="ce1" office:value-type="string">
            <text:p>Interrupt?</text:p>
          </table:table-cell>
          <table:table-cell table:style-name="ce1" office:value-type="string">
            <text:p>Serial?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IF(AND([.$B8]&gt;=0;[.$B8]&lt;[.$B$3]);[.$B8];&quot;&quot;)" office:value-type="float" office:value="0">
            <text:p>0</text:p>
          </table:table-cell>
          <table:table-cell table:formula="of:=IF(AND([.$B8]&gt;=18;[.$B8]&lt;[.$B$3]);[.$B8]-18;&quot;&quot;)">
            <text:p/>
          </table:table-cell>
          <table:table-cell table:formula="of:=IF(OR([.$B8]=3;[.$B8]=5;[.$B8]=6;[.$B8]=9;[.$B8]=10;[.$B8]=11;[.$B8]=13);[.$B8];&quot;&quot;)">
            <text:p/>
          </table:table-cell>
          <table:table-cell table:formula="of:=IF(AND([.$B8]&gt;=0;[.$B8]&lt;[.$B$4]);[.$B8];&quot;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IF(AND([.$B9]&gt;=0;[.$B9]&lt;[.$B$3]);[.$B9];&quot;&quot;)" office:value-type="float" office:value="1">
            <text:p>1</text:p>
          </table:table-cell>
          <table:table-cell table:formula="of:=IF(AND([.$B9]&gt;=18;[.$B9]&lt;[.$B$3]);[.$B9]-18;&quot;&quot;)">
            <text:p/>
          </table:table-cell>
          <table:table-cell table:formula="of:=IF(OR([.$B9]=3;[.$B9]=5;[.$B9]=6;[.$B9]=9;[.$B9]=10;[.$B9]=11;[.$B9]=13);[.$B9];&quot;&quot;)">
            <text:p/>
          </table:table-cell>
          <table:table-cell table:formula="of:=IF(AND([.$B9]&gt;=0;[.$B9]&lt;[.$B$4]);[.$B9];&quot;&quot;)" office:value-type="float" office:value="1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AND([.$B10]&gt;=0;[.$B10]&lt;[.$B$3]);[.$B10];&quot;&quot;)" office:value-type="float" office:value="2">
            <text:p>2</text:p>
          </table:table-cell>
          <table:table-cell table:formula="of:=IF(AND([.$B10]&gt;=18;[.$B10]&lt;[.$B$3]);[.$B10]-18;&quot;&quot;)">
            <text:p/>
          </table:table-cell>
          <table:table-cell table:formula="of:=IF(OR([.$B10]=3;[.$B10]=5;[.$B10]=6;[.$B10]=9;[.$B10]=10;[.$B10]=11;[.$B10]=13);[.$B10];&quot;&quot;)">
            <text:p/>
          </table:table-cell>
          <table:table-cell table:formula="of:=IF(AND([.$B10]&gt;=0;[.$B10]&lt;[.$B$4]);[.$B10];&quot;&quot;)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AND([.$B11]&gt;=0;[.$B11]&lt;[.$B$3]);[.$B11];&quot;&quot;)" office:value-type="float" office:value="3">
            <text:p>3</text:p>
          </table:table-cell>
          <table:table-cell table:formula="of:=IF(AND([.$B11]&gt;=18;[.$B11]&lt;[.$B$3]);[.$B11]-18;&quot;&quot;)">
            <text:p/>
          </table:table-cell>
          <table:table-cell table:formula="of:=IF(OR([.$B11]=3;[.$B11]=5;[.$B11]=6;[.$B11]=9;[.$B11]=10;[.$B11]=11;[.$B11]=13);[.$B11];&quot;&quot;)" office:value-type="float" office:value="3">
            <text:p>3</text:p>
          </table:table-cell>
          <table:table-cell table:formula="of:=IF(AND([.$B11]&gt;=0;[.$B11]&lt;[.$B$4]);[.$B11];&quot;&quot;)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AND([.$B12]&gt;=0;[.$B12]&lt;[.$B$3]);[.$B12];&quot;&quot;)" office:value-type="float" office:value="4">
            <text:p>4</text:p>
          </table:table-cell>
          <table:table-cell table:formula="of:=IF(AND([.$B12]&gt;=18;[.$B12]&lt;[.$B$3]);[.$B12]-18;&quot;&quot;)">
            <text:p/>
          </table:table-cell>
          <table:table-cell table:formula="of:=IF(OR([.$B12]=3;[.$B12]=5;[.$B12]=6;[.$B12]=9;[.$B12]=10;[.$B12]=11;[.$B12]=13);[.$B12];&quot;&quot;)">
            <text:p/>
          </table:table-cell>
          <table:table-cell table:formula="of:=IF(AND([.$B12]&gt;=0;[.$B12]&lt;[.$B$4]);[.$B12];&quot;&quot;)" office:value-type="float" office:value="4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AND([.$B13]&gt;=0;[.$B13]&lt;[.$B$3]);[.$B13];&quot;&quot;)" office:value-type="float" office:value="5">
            <text:p>5</text:p>
          </table:table-cell>
          <table:table-cell table:formula="of:=IF(AND([.$B13]&gt;=18;[.$B13]&lt;[.$B$3]);[.$B13]-18;&quot;&quot;)">
            <text:p/>
          </table:table-cell>
          <table:table-cell table:formula="of:=IF(OR([.$B13]=3;[.$B13]=5;[.$B13]=6;[.$B13]=9;[.$B13]=10;[.$B13]=11;[.$B13]=13);[.$B13];&quot;&quot;)" office:value-type="float" office:value="5">
            <text:p>5</text:p>
          </table:table-cell>
          <table:table-cell table:formula="of:=IF(AND([.$B13]&gt;=0;[.$B13]&lt;[.$B$4]);[.$B13];&quot;&quot;)" office:value-type="float" office:value="5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AND([.$B14]&gt;=0;[.$B14]&lt;[.$B$3]);[.$B14];&quot;&quot;)" office:value-type="float" office:value="6">
            <text:p>6</text:p>
          </table:table-cell>
          <table:table-cell table:formula="of:=IF(AND([.$B14]&gt;=18;[.$B14]&lt;[.$B$3]);[.$B14]-18;&quot;&quot;)">
            <text:p/>
          </table:table-cell>
          <table:table-cell table:formula="of:=IF(OR([.$B14]=3;[.$B14]=5;[.$B14]=6;[.$B14]=9;[.$B14]=10;[.$B14]=11;[.$B14]=13);[.$B14];&quot;&quot;)" office:value-type="float" office:value="6">
            <text:p>6</text:p>
          </table:table-cell>
          <table:table-cell table:formula="of:=IF(AND([.$B14]&gt;=0;[.$B14]&lt;[.$B$4]);[.$B1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AND([.$B15]&gt;=0;[.$B15]&lt;[.$B$3]);[.$B15];&quot;&quot;)" office:value-type="float" office:value="7">
            <text:p>7</text:p>
          </table:table-cell>
          <table:table-cell table:formula="of:=IF(AND([.$B15]&gt;=18;[.$B15]&lt;[.$B$3]);[.$B15]-18;&quot;&quot;)">
            <text:p/>
          </table:table-cell>
          <table:table-cell table:formula="of:=IF(OR([.$B15]=3;[.$B15]=5;[.$B15]=6;[.$B15]=9;[.$B15]=10;[.$B15]=11;[.$B15]=13);[.$B15];&quot;&quot;)">
            <text:p/>
          </table:table-cell>
          <table:table-cell table:formula="of:=IF(AND([.$B15]&gt;=0;[.$B15]&lt;[.$B$4]);[.$B1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AND([.$B16]&gt;=0;[.$B16]&lt;[.$B$3]);[.$B16];&quot;&quot;)" office:value-type="float" office:value="8">
            <text:p>8</text:p>
          </table:table-cell>
          <table:table-cell table:formula="of:=IF(AND([.$B16]&gt;=18;[.$B16]&lt;[.$B$3]);[.$B16]-18;&quot;&quot;)">
            <text:p/>
          </table:table-cell>
          <table:table-cell table:formula="of:=IF(OR([.$B16]=3;[.$B16]=5;[.$B16]=6;[.$B16]=9;[.$B16]=10;[.$B16]=11;[.$B16]=13);[.$B16];&quot;&quot;)">
            <text:p/>
          </table:table-cell>
          <table:table-cell table:formula="of:=IF(AND([.$B16]&gt;=0;[.$B16]&lt;[.$B$4]);[.$B1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AND([.$B17]&gt;=0;[.$B17]&lt;[.$B$3]);[.$B17];&quot;&quot;)" office:value-type="float" office:value="9">
            <text:p>9</text:p>
          </table:table-cell>
          <table:table-cell table:formula="of:=IF(AND([.$B17]&gt;=18;[.$B17]&lt;[.$B$3]);[.$B17]-18;&quot;&quot;)">
            <text:p/>
          </table:table-cell>
          <table:table-cell table:formula="of:=IF(OR([.$B17]=3;[.$B17]=5;[.$B17]=6;[.$B17]=9;[.$B17]=10;[.$B17]=11;[.$B17]=13);[.$B17];&quot;&quot;)" office:value-type="float" office:value="9">
            <text:p>9</text:p>
          </table:table-cell>
          <table:table-cell table:formula="of:=IF(AND([.$B17]&gt;=0;[.$B17]&lt;[.$B$4]);[.$B1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AND([.$B18]&gt;=0;[.$B18]&lt;[.$B$3]);[.$B18];&quot;&quot;)" office:value-type="float" office:value="10">
            <text:p>10</text:p>
          </table:table-cell>
          <table:table-cell table:formula="of:=IF(AND([.$B18]&gt;=18;[.$B18]&lt;[.$B$3]);[.$B18]-18;&quot;&quot;)">
            <text:p/>
          </table:table-cell>
          <table:table-cell table:formula="of:=IF(OR([.$B18]=3;[.$B18]=5;[.$B18]=6;[.$B18]=9;[.$B18]=10;[.$B18]=11;[.$B18]=13);[.$B18];&quot;&quot;)" office:value-type="float" office:value="10">
            <text:p>10</text:p>
          </table:table-cell>
          <table:table-cell table:formula="of:=IF(AND([.$B18]&gt;=0;[.$B18]&lt;[.$B$4]);[.$B1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AND([.$B19]&gt;=0;[.$B19]&lt;[.$B$3]);[.$B19];&quot;&quot;)" office:value-type="float" office:value="11">
            <text:p>11</text:p>
          </table:table-cell>
          <table:table-cell table:formula="of:=IF(AND([.$B19]&gt;=18;[.$B19]&lt;[.$B$3]);[.$B19]-18;&quot;&quot;)">
            <text:p/>
          </table:table-cell>
          <table:table-cell table:formula="of:=IF(OR([.$B19]=3;[.$B19]=5;[.$B19]=6;[.$B19]=9;[.$B19]=10;[.$B19]=11;[.$B19]=13);[.$B19];&quot;&quot;)" office:value-type="float" office:value="11">
            <text:p>11</text:p>
          </table:table-cell>
          <table:table-cell table:formula="of:=IF(AND([.$B19]&gt;=0;[.$B19]&lt;[.$B$4]);[.$B1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AND([.$B20]&gt;=0;[.$B20]&lt;[.$B$3]);[.$B20];&quot;&quot;)" office:value-type="float" office:value="12">
            <text:p>12</text:p>
          </table:table-cell>
          <table:table-cell table:formula="of:=IF(AND([.$B20]&gt;=18;[.$B20]&lt;[.$B$3]);[.$B20]-18;&quot;&quot;)">
            <text:p/>
          </table:table-cell>
          <table:table-cell table:formula="of:=IF(OR([.$B20]=3;[.$B20]=5;[.$B20]=6;[.$B20]=9;[.$B20]=10;[.$B20]=11;[.$B20]=13);[.$B20];&quot;&quot;)">
            <text:p/>
          </table:table-cell>
          <table:table-cell table:formula="of:=IF(AND([.$B20]&gt;=0;[.$B20]&lt;[.$B$4]);[.$B2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AND([.$B21]&gt;=0;[.$B21]&lt;[.$B$3]);[.$B21];&quot;&quot;)" office:value-type="float" office:value="13">
            <text:p>13</text:p>
          </table:table-cell>
          <table:table-cell table:formula="of:=IF(AND([.$B21]&gt;=18;[.$B21]&lt;[.$B$3]);[.$B21]-18;&quot;&quot;)">
            <text:p/>
          </table:table-cell>
          <table:table-cell table:formula="of:=IF(OR([.$B21]=3;[.$B21]=5;[.$B21]=6;[.$B21]=9;[.$B21]=10;[.$B21]=11;[.$B21]=13);[.$B21];&quot;&quot;)" office:value-type="float" office:value="13">
            <text:p>13</text:p>
          </table:table-cell>
          <table:table-cell table:formula="of:=IF(AND([.$B21]&gt;=0;[.$B21]&lt;[.$B$4]);[.$B2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AND([.$B22]&gt;=0;[.$B22]&lt;[.$B$3]);[.$B22];&quot;&quot;)" office:value-type="float" office:value="14">
            <text:p>14</text:p>
          </table:table-cell>
          <table:table-cell table:formula="of:=IF(AND([.$B22]&gt;=18;[.$B22]&lt;[.$B$3]);[.$B22]-18;&quot;&quot;)">
            <text:p/>
          </table:table-cell>
          <table:table-cell table:formula="of:=IF(OR([.$B22]=3;[.$B22]=5;[.$B22]=6;[.$B22]=9;[.$B22]=10;[.$B22]=11;[.$B22]=13);[.$B22];&quot;&quot;)">
            <text:p/>
          </table:table-cell>
          <table:table-cell table:formula="of:=IF(AND([.$B22]&gt;=0;[.$B22]&lt;[.$B$4]);[.$B2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AND([.$B23]&gt;=0;[.$B23]&lt;[.$B$3]);[.$B23];&quot;&quot;)" office:value-type="float" office:value="15">
            <text:p>15</text:p>
          </table:table-cell>
          <table:table-cell table:formula="of:=IF(AND([.$B23]&gt;=18;[.$B23]&lt;[.$B$3]);[.$B23]-18;&quot;&quot;)">
            <text:p/>
          </table:table-cell>
          <table:table-cell table:formula="of:=IF(OR([.$B23]=3;[.$B23]=5;[.$B23]=6;[.$B23]=9;[.$B23]=10;[.$B23]=11;[.$B23]=13);[.$B23];&quot;&quot;)">
            <text:p/>
          </table:table-cell>
          <table:table-cell table:formula="of:=IF(AND([.$B23]&gt;=0;[.$B23]&lt;[.$B$4]);[.$B2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AND([.$B24]&gt;=0;[.$B24]&lt;[.$B$3]);[.$B24];&quot;&quot;)" office:value-type="float" office:value="16">
            <text:p>16</text:p>
          </table:table-cell>
          <table:table-cell table:formula="of:=IF(AND([.$B24]&gt;=18;[.$B24]&lt;[.$B$3]);[.$B24]-18;&quot;&quot;)">
            <text:p/>
          </table:table-cell>
          <table:table-cell table:formula="of:=IF(OR([.$B24]=3;[.$B24]=5;[.$B24]=6;[.$B24]=9;[.$B24]=10;[.$B24]=11;[.$B24]=13);[.$B24];&quot;&quot;)">
            <text:p/>
          </table:table-cell>
          <table:table-cell table:formula="of:=IF(AND([.$B24]&gt;=0;[.$B24]&lt;[.$B$4]);[.$B2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AND([.$B25]&gt;=0;[.$B25]&lt;[.$B$3]);[.$B25];&quot;&quot;)" office:value-type="float" office:value="17">
            <text:p>17</text:p>
          </table:table-cell>
          <table:table-cell table:formula="of:=IF(AND([.$B25]&gt;=18;[.$B25]&lt;[.$B$3]);[.$B25]-18;&quot;&quot;)">
            <text:p/>
          </table:table-cell>
          <table:table-cell table:formula="of:=IF(OR([.$B25]=3;[.$B25]=5;[.$B25]=6;[.$B25]=9;[.$B25]=10;[.$B25]=11;[.$B25]=13);[.$B25];&quot;&quot;)">
            <text:p/>
          </table:table-cell>
          <table:table-cell table:formula="of:=IF(AND([.$B25]&gt;=0;[.$B25]&lt;[.$B$4]);[.$B2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AND([.$B26]&gt;=0;[.$B26]&lt;[.$B$3]);[.$B26];&quot;&quot;)" office:value-type="float" office:value="18">
            <text:p>18</text:p>
          </table:table-cell>
          <table:table-cell table:formula="of:=IF(AND([.$B26]&gt;=18;[.$B26]&lt;[.$B$3]);[.$B26]-18;&quot;&quot;)" office:value-type="float" office:value="0">
            <text:p>0</text:p>
          </table:table-cell>
          <table:table-cell table:formula="of:=IF(OR([.$B26]=3;[.$B26]=5;[.$B26]=6;[.$B26]=9;[.$B26]=10;[.$B26]=11;[.$B26]=13);[.$B26];&quot;&quot;)">
            <text:p/>
          </table:table-cell>
          <table:table-cell table:formula="of:=IF(AND([.$B26]&gt;=0;[.$B26]&lt;[.$B$4]);[.$B2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AND([.$B27]&gt;=0;[.$B27]&lt;[.$B$3]);[.$B27];&quot;&quot;)" office:value-type="float" office:value="19">
            <text:p>19</text:p>
          </table:table-cell>
          <table:table-cell table:formula="of:=IF(AND([.$B27]&gt;=18;[.$B27]&lt;[.$B$3]);[.$B27]-18;&quot;&quot;)" office:value-type="float" office:value="1">
            <text:p>1</text:p>
          </table:table-cell>
          <table:table-cell table:formula="of:=IF(OR([.$B27]=3;[.$B27]=5;[.$B27]=6;[.$B27]=9;[.$B27]=10;[.$B27]=11;[.$B27]=13);[.$B27];&quot;&quot;)">
            <text:p/>
          </table:table-cell>
          <table:table-cell table:formula="of:=IF(AND([.$B27]&gt;=0;[.$B27]&lt;[.$B$4]);[.$B2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AND([.$B28]&gt;=0;[.$B28]&lt;[.$B$3]);[.$B28];&quot;&quot;)" office:value-type="float" office:value="20">
            <text:p>20</text:p>
          </table:table-cell>
          <table:table-cell table:formula="of:=IF(AND([.$B28]&gt;=18;[.$B28]&lt;[.$B$3]);[.$B28]-18;&quot;&quot;)" office:value-type="float" office:value="2">
            <text:p>2</text:p>
          </table:table-cell>
          <table:table-cell table:formula="of:=IF(OR([.$B28]=3;[.$B28]=5;[.$B28]=6;[.$B28]=9;[.$B28]=10;[.$B28]=11;[.$B28]=13);[.$B28];&quot;&quot;)">
            <text:p/>
          </table:table-cell>
          <table:table-cell table:formula="of:=IF(AND([.$B28]&gt;=0;[.$B28]&lt;[.$B$4]);[.$B2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AND([.$B29]&gt;=0;[.$B29]&lt;[.$B$3]);[.$B29];&quot;&quot;)" office:value-type="float" office:value="21">
            <text:p>21</text:p>
          </table:table-cell>
          <table:table-cell table:formula="of:=IF(AND([.$B29]&gt;=18;[.$B29]&lt;[.$B$3]);[.$B29]-18;&quot;&quot;)" office:value-type="float" office:value="3">
            <text:p>3</text:p>
          </table:table-cell>
          <table:table-cell table:formula="of:=IF(OR([.$B29]=3;[.$B29]=5;[.$B29]=6;[.$B29]=9;[.$B29]=10;[.$B29]=11;[.$B29]=13);[.$B29];&quot;&quot;)">
            <text:p/>
          </table:table-cell>
          <table:table-cell table:formula="of:=IF(AND([.$B29]&gt;=0;[.$B29]&lt;[.$B$4]);[.$B2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AND([.$B30]&gt;=0;[.$B30]&lt;[.$B$3]);[.$B30];&quot;&quot;)" office:value-type="float" office:value="22">
            <text:p>22</text:p>
          </table:table-cell>
          <table:table-cell table:formula="of:=IF(AND([.$B30]&gt;=18;[.$B30]&lt;[.$B$3]);[.$B30]-18;&quot;&quot;)" office:value-type="float" office:value="4">
            <text:p>4</text:p>
          </table:table-cell>
          <table:table-cell table:formula="of:=IF(OR([.$B30]=3;[.$B30]=5;[.$B30]=6;[.$B30]=9;[.$B30]=10;[.$B30]=11;[.$B30]=13);[.$B30];&quot;&quot;)">
            <text:p/>
          </table:table-cell>
          <table:table-cell table:formula="of:=IF(AND([.$B30]&gt;=0;[.$B30]&lt;[.$B$4]);[.$B3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AND([.$B31]&gt;=0;[.$B31]&lt;[.$B$3]);[.$B31];&quot;&quot;)" office:value-type="float" office:value="23">
            <text:p>23</text:p>
          </table:table-cell>
          <table:table-cell table:formula="of:=IF(AND([.$B31]&gt;=18;[.$B31]&lt;[.$B$3]);[.$B31]-18;&quot;&quot;)" office:value-type="float" office:value="5">
            <text:p>5</text:p>
          </table:table-cell>
          <table:table-cell table:formula="of:=IF(OR([.$B31]=3;[.$B31]=5;[.$B31]=6;[.$B31]=9;[.$B31]=10;[.$B31]=11;[.$B31]=13);[.$B31];&quot;&quot;)">
            <text:p/>
          </table:table-cell>
          <table:table-cell table:formula="of:=IF(AND([.$B31]&gt;=0;[.$B31]&lt;[.$B$4]);[.$B3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AND([.$B32]&gt;=0;[.$B32]&lt;[.$B$3]);[.$B32];&quot;&quot;)" office:value-type="float" office:value="24">
            <text:p>24</text:p>
          </table:table-cell>
          <table:table-cell table:formula="of:=IF(AND([.$B32]&gt;=18;[.$B32]&lt;[.$B$3]);[.$B32]-18;&quot;&quot;)" office:value-type="float" office:value="6">
            <text:p>6</text:p>
          </table:table-cell>
          <table:table-cell table:formula="of:=IF(OR([.$B32]=3;[.$B32]=5;[.$B32]=6;[.$B32]=9;[.$B32]=10;[.$B32]=11;[.$B32]=13);[.$B32];&quot;&quot;)">
            <text:p/>
          </table:table-cell>
          <table:table-cell table:formula="of:=IF(AND([.$B32]&gt;=0;[.$B32]&lt;[.$B$4]);[.$B3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AND([.$B33]&gt;=0;[.$B33]&lt;[.$B$3]);[.$B33];&quot;&quot;)" office:value-type="float" office:value="25">
            <text:p>25</text:p>
          </table:table-cell>
          <table:table-cell table:formula="of:=IF(AND([.$B33]&gt;=18;[.$B33]&lt;[.$B$3]);[.$B33]-18;&quot;&quot;)" office:value-type="float" office:value="7">
            <text:p>7</text:p>
          </table:table-cell>
          <table:table-cell table:formula="of:=IF(OR([.$B33]=3;[.$B33]=5;[.$B33]=6;[.$B33]=9;[.$B33]=10;[.$B33]=11;[.$B33]=13);[.$B33];&quot;&quot;)">
            <text:p/>
          </table:table-cell>
          <table:table-cell table:formula="of:=IF(AND([.$B33]&gt;=0;[.$B33]&lt;[.$B$4]);[.$B3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AND([.$B34]&gt;=0;[.$B34]&lt;[.$B$3]);[.$B34];&quot;&quot;)" office:value-type="float" office:value="26">
            <text:p>26</text:p>
          </table:table-cell>
          <table:table-cell table:formula="of:=IF(AND([.$B34]&gt;=18;[.$B34]&lt;[.$B$3]);[.$B34]-18;&quot;&quot;)" office:value-type="float" office:value="8">
            <text:p>8</text:p>
          </table:table-cell>
          <table:table-cell table:formula="of:=IF(OR([.$B34]=3;[.$B34]=5;[.$B34]=6;[.$B34]=9;[.$B34]=10;[.$B34]=11;[.$B34]=13);[.$B34];&quot;&quot;)">
            <text:p/>
          </table:table-cell>
          <table:table-cell table:formula="of:=IF(AND([.$B34]&gt;=0;[.$B34]&lt;[.$B$4]);[.$B3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AND([.$B35]&gt;=0;[.$B35]&lt;[.$B$3]);[.$B35];&quot;&quot;)" office:value-type="float" office:value="27">
            <text:p>27</text:p>
          </table:table-cell>
          <table:table-cell table:formula="of:=IF(AND([.$B35]&gt;=18;[.$B35]&lt;[.$B$3]);[.$B35]-18;&quot;&quot;)" office:value-type="float" office:value="9">
            <text:p>9</text:p>
          </table:table-cell>
          <table:table-cell table:formula="of:=IF(OR([.$B35]=3;[.$B35]=5;[.$B35]=6;[.$B35]=9;[.$B35]=10;[.$B35]=11;[.$B35]=13);[.$B35];&quot;&quot;)">
            <text:p/>
          </table:table-cell>
          <table:table-cell table:formula="of:=IF(AND([.$B35]&gt;=0;[.$B35]&lt;[.$B$4]);[.$B3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AND([.$B36]&gt;=0;[.$B36]&lt;[.$B$3]);[.$B36];&quot;&quot;)" office:value-type="float" office:value="28">
            <text:p>28</text:p>
          </table:table-cell>
          <table:table-cell table:formula="of:=IF(AND([.$B36]&gt;=18;[.$B36]&lt;[.$B$3]);[.$B36]-18;&quot;&quot;)" office:value-type="float" office:value="10">
            <text:p>10</text:p>
          </table:table-cell>
          <table:table-cell table:formula="of:=IF(OR([.$B36]=3;[.$B36]=5;[.$B36]=6;[.$B36]=9;[.$B36]=10;[.$B36]=11;[.$B36]=13);[.$B36];&quot;&quot;)">
            <text:p/>
          </table:table-cell>
          <table:table-cell table:formula="of:=IF(AND([.$B36]&gt;=0;[.$B36]&lt;[.$B$4]);[.$B3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AND([.$B37]&gt;=0;[.$B37]&lt;[.$B$3]);[.$B37];&quot;&quot;)" office:value-type="float" office:value="29">
            <text:p>29</text:p>
          </table:table-cell>
          <table:table-cell table:formula="of:=IF(AND([.$B37]&gt;=18;[.$B37]&lt;[.$B$3]);[.$B37]-18;&quot;&quot;)" office:value-type="float" office:value="11">
            <text:p>11</text:p>
          </table:table-cell>
          <table:table-cell table:formula="of:=IF(OR([.$B37]=3;[.$B37]=5;[.$B37]=6;[.$B37]=9;[.$B37]=10;[.$B37]=11;[.$B37]=13);[.$B37];&quot;&quot;)">
            <text:p/>
          </table:table-cell>
          <table:table-cell table:formula="of:=IF(AND([.$B37]&gt;=0;[.$B37]&lt;[.$B$4]);[.$B3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AND([.$B38]&gt;=0;[.$B38]&lt;[.$B$3]);[.$B38];&quot;&quot;)">
            <text:p/>
          </table:table-cell>
          <table:table-cell table:formula="of:=IF(AND([.$B38]&gt;=18;[.$B38]&lt;[.$B$3]);[.$B38]-18;&quot;&quot;)">
            <text:p/>
          </table:table-cell>
          <table:table-cell table:formula="of:=IF(OR([.$B38]=3;[.$B38]=5;[.$B38]=6;[.$B38]=9;[.$B38]=10;[.$B38]=11;[.$B38]=13);[.$B38];&quot;&quot;)">
            <text:p/>
          </table:table-cell>
          <table:table-cell table:formula="of:=IF(AND([.$B38]&gt;=0;[.$B38]&lt;[.$B$4]);[.$B3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AND([.$B39]&gt;=0;[.$B39]&lt;[.$B$3]);[.$B39];&quot;&quot;)">
            <text:p/>
          </table:table-cell>
          <table:table-cell table:formula="of:=IF(AND([.$B39]&gt;=18;[.$B39]&lt;[.$B$3]);[.$B39]-18;&quot;&quot;)">
            <text:p/>
          </table:table-cell>
          <table:table-cell table:formula="of:=IF(OR([.$B39]=3;[.$B39]=5;[.$B39]=6;[.$B39]=9;[.$B39]=10;[.$B39]=11;[.$B39]=13);[.$B39];&quot;&quot;)">
            <text:p/>
          </table:table-cell>
          <table:table-cell table:formula="of:=IF(AND([.$B39]&gt;=0;[.$B39]&lt;[.$B$4]);[.$B3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AND([.$B40]&gt;=0;[.$B40]&lt;[.$B$3]);[.$B40];&quot;&quot;)">
            <text:p/>
          </table:table-cell>
          <table:table-cell table:formula="of:=IF(AND([.$B40]&gt;=18;[.$B40]&lt;[.$B$3]);[.$B40]-18;&quot;&quot;)">
            <text:p/>
          </table:table-cell>
          <table:table-cell table:formula="of:=IF(OR([.$B40]=3;[.$B40]=5;[.$B40]=6;[.$B40]=9;[.$B40]=10;[.$B40]=11;[.$B40]=13);[.$B40];&quot;&quot;)">
            <text:p/>
          </table:table-cell>
          <table:table-cell table:formula="of:=IF(AND([.$B40]&gt;=0;[.$B40]&lt;[.$B$4]);[.$B4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AND([.$B41]&gt;=0;[.$B41]&lt;[.$B$3]);[.$B41];&quot;&quot;)">
            <text:p/>
          </table:table-cell>
          <table:table-cell table:formula="of:=IF(AND([.$B41]&gt;=18;[.$B41]&lt;[.$B$3]);[.$B41]-18;&quot;&quot;)">
            <text:p/>
          </table:table-cell>
          <table:table-cell table:formula="of:=IF(OR([.$B41]=3;[.$B41]=5;[.$B41]=6;[.$B41]=9;[.$B41]=10;[.$B41]=11;[.$B41]=13);[.$B41];&quot;&quot;)">
            <text:p/>
          </table:table-cell>
          <table:table-cell table:formula="of:=IF(AND([.$B41]&gt;=0;[.$B41]&lt;[.$B$4]);[.$B4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AND([.$B42]&gt;=0;[.$B42]&lt;[.$B$3]);[.$B42];&quot;&quot;)">
            <text:p/>
          </table:table-cell>
          <table:table-cell table:formula="of:=IF(AND([.$B42]&gt;=18;[.$B42]&lt;[.$B$3]);[.$B42]-18;&quot;&quot;)">
            <text:p/>
          </table:table-cell>
          <table:table-cell table:formula="of:=IF(OR([.$B42]=3;[.$B42]=5;[.$B42]=6;[.$B42]=9;[.$B42]=10;[.$B42]=11;[.$B42]=13);[.$B42];&quot;&quot;)">
            <text:p/>
          </table:table-cell>
          <table:table-cell table:formula="of:=IF(AND([.$B42]&gt;=0;[.$B42]&lt;[.$B$4]);[.$B4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AND([.$B43]&gt;=0;[.$B43]&lt;[.$B$3]);[.$B43];&quot;&quot;)">
            <text:p/>
          </table:table-cell>
          <table:table-cell table:formula="of:=IF(AND([.$B43]&gt;=18;[.$B43]&lt;[.$B$3]);[.$B43]-18;&quot;&quot;)">
            <text:p/>
          </table:table-cell>
          <table:table-cell table:formula="of:=IF(OR([.$B43]=3;[.$B43]=5;[.$B43]=6;[.$B43]=9;[.$B43]=10;[.$B43]=11;[.$B43]=13);[.$B43];&quot;&quot;)">
            <text:p/>
          </table:table-cell>
          <table:table-cell table:formula="of:=IF(AND([.$B43]&gt;=0;[.$B43]&lt;[.$B$4]);[.$B4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IF(AND([.$B44]&gt;=0;[.$B44]&lt;[.$B$3]);[.$B44];&quot;&quot;)">
            <text:p/>
          </table:table-cell>
          <table:table-cell table:formula="of:=IF(AND([.$B44]&gt;=18;[.$B44]&lt;[.$B$3]);[.$B44]-18;&quot;&quot;)">
            <text:p/>
          </table:table-cell>
          <table:table-cell table:formula="of:=IF(OR([.$B44]=3;[.$B44]=5;[.$B44]=6;[.$B44]=9;[.$B44]=10;[.$B44]=11;[.$B44]=13);[.$B44];&quot;&quot;)">
            <text:p/>
          </table:table-cell>
          <table:table-cell table:formula="of:=IF(AND([.$B44]&gt;=0;[.$B44]&lt;[.$B$4]);[.$B4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IF(AND([.$B45]&gt;=0;[.$B45]&lt;[.$B$3]);[.$B45];&quot;&quot;)">
            <text:p/>
          </table:table-cell>
          <table:table-cell table:formula="of:=IF(AND([.$B45]&gt;=18;[.$B45]&lt;[.$B$3]);[.$B45]-18;&quot;&quot;)">
            <text:p/>
          </table:table-cell>
          <table:table-cell table:formula="of:=IF(OR([.$B45]=3;[.$B45]=5;[.$B45]=6;[.$B45]=9;[.$B45]=10;[.$B45]=11;[.$B45]=13);[.$B45];&quot;&quot;)">
            <text:p/>
          </table:table-cell>
          <table:table-cell table:formula="of:=IF(AND([.$B45]&gt;=0;[.$B45]&lt;[.$B$4]);[.$B4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IF(AND([.$B46]&gt;=0;[.$B46]&lt;[.$B$3]);[.$B46];&quot;&quot;)">
            <text:p/>
          </table:table-cell>
          <table:table-cell table:formula="of:=IF(AND([.$B46]&gt;=18;[.$B46]&lt;[.$B$3]);[.$B46]-18;&quot;&quot;)">
            <text:p/>
          </table:table-cell>
          <table:table-cell table:formula="of:=IF(OR([.$B46]=3;[.$B46]=5;[.$B46]=6;[.$B46]=9;[.$B46]=10;[.$B46]=11;[.$B46]=13);[.$B46];&quot;&quot;)">
            <text:p/>
          </table:table-cell>
          <table:table-cell table:formula="of:=IF(AND([.$B46]&gt;=0;[.$B46]&lt;[.$B$4]);[.$B4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IF(AND([.$B47]&gt;=0;[.$B47]&lt;[.$B$3]);[.$B47];&quot;&quot;)">
            <text:p/>
          </table:table-cell>
          <table:table-cell table:formula="of:=IF(AND([.$B47]&gt;=18;[.$B47]&lt;[.$B$3]);[.$B47]-18;&quot;&quot;)">
            <text:p/>
          </table:table-cell>
          <table:table-cell table:formula="of:=IF(OR([.$B47]=3;[.$B47]=5;[.$B47]=6;[.$B47]=9;[.$B47]=10;[.$B47]=11;[.$B47]=13);[.$B47];&quot;&quot;)">
            <text:p/>
          </table:table-cell>
          <table:table-cell table:formula="of:=IF(AND([.$B47]&gt;=0;[.$B47]&lt;[.$B$4]);[.$B4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IF(AND([.$B48]&gt;=0;[.$B48]&lt;[.$B$3]);[.$B48];&quot;&quot;)">
            <text:p/>
          </table:table-cell>
          <table:table-cell table:formula="of:=IF(AND([.$B48]&gt;=18;[.$B48]&lt;[.$B$3]);[.$B48]-18;&quot;&quot;)">
            <text:p/>
          </table:table-cell>
          <table:table-cell table:formula="of:=IF(OR([.$B48]=3;[.$B48]=5;[.$B48]=6;[.$B48]=9;[.$B48]=10;[.$B48]=11;[.$B48]=13);[.$B48];&quot;&quot;)">
            <text:p/>
          </table:table-cell>
          <table:table-cell table:formula="of:=IF(AND([.$B48]&gt;=0;[.$B48]&lt;[.$B$4]);[.$B4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IF(AND([.$B49]&gt;=0;[.$B49]&lt;[.$B$3]);[.$B49];&quot;&quot;)">
            <text:p/>
          </table:table-cell>
          <table:table-cell table:formula="of:=IF(AND([.$B49]&gt;=18;[.$B49]&lt;[.$B$3]);[.$B49]-18;&quot;&quot;)">
            <text:p/>
          </table:table-cell>
          <table:table-cell table:formula="of:=IF(OR([.$B49]=3;[.$B49]=5;[.$B49]=6;[.$B49]=9;[.$B49]=10;[.$B49]=11;[.$B49]=13);[.$B49];&quot;&quot;)">
            <text:p/>
          </table:table-cell>
          <table:table-cell table:formula="of:=IF(AND([.$B49]&gt;=0;[.$B49]&lt;[.$B$4]);[.$B4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IF(AND([.$B50]&gt;=0;[.$B50]&lt;[.$B$3]);[.$B50];&quot;&quot;)">
            <text:p/>
          </table:table-cell>
          <table:table-cell table:formula="of:=IF(AND([.$B50]&gt;=18;[.$B50]&lt;[.$B$3]);[.$B50]-18;&quot;&quot;)">
            <text:p/>
          </table:table-cell>
          <table:table-cell table:formula="of:=IF(OR([.$B50]=3;[.$B50]=5;[.$B50]=6;[.$B50]=9;[.$B50]=10;[.$B50]=11;[.$B50]=13);[.$B50];&quot;&quot;)">
            <text:p/>
          </table:table-cell>
          <table:table-cell table:formula="of:=IF(AND([.$B50]&gt;=0;[.$B50]&lt;[.$B$4]);[.$B5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IF(AND([.$B51]&gt;=0;[.$B51]&lt;[.$B$3]);[.$B51];&quot;&quot;)">
            <text:p/>
          </table:table-cell>
          <table:table-cell table:formula="of:=IF(AND([.$B51]&gt;=18;[.$B51]&lt;[.$B$3]);[.$B51]-18;&quot;&quot;)">
            <text:p/>
          </table:table-cell>
          <table:table-cell table:formula="of:=IF(OR([.$B51]=3;[.$B51]=5;[.$B51]=6;[.$B51]=9;[.$B51]=10;[.$B51]=11;[.$B51]=13);[.$B51];&quot;&quot;)">
            <text:p/>
          </table:table-cell>
          <table:table-cell table:formula="of:=IF(AND([.$B51]&gt;=0;[.$B51]&lt;[.$B$4]);[.$B5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IF(AND([.$B52]&gt;=0;[.$B52]&lt;[.$B$3]);[.$B52];&quot;&quot;)">
            <text:p/>
          </table:table-cell>
          <table:table-cell table:formula="of:=IF(AND([.$B52]&gt;=18;[.$B52]&lt;[.$B$3]);[.$B52]-18;&quot;&quot;)">
            <text:p/>
          </table:table-cell>
          <table:table-cell table:formula="of:=IF(OR([.$B52]=3;[.$B52]=5;[.$B52]=6;[.$B52]=9;[.$B52]=10;[.$B52]=11;[.$B52]=13);[.$B52];&quot;&quot;)">
            <text:p/>
          </table:table-cell>
          <table:table-cell table:formula="of:=IF(AND([.$B52]&gt;=0;[.$B52]&lt;[.$B$4]);[.$B5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IF(AND([.$B53]&gt;=0;[.$B53]&lt;[.$B$3]);[.$B53];&quot;&quot;)">
            <text:p/>
          </table:table-cell>
          <table:table-cell table:formula="of:=IF(AND([.$B53]&gt;=18;[.$B53]&lt;[.$B$3]);[.$B53]-18;&quot;&quot;)">
            <text:p/>
          </table:table-cell>
          <table:table-cell table:formula="of:=IF(OR([.$B53]=3;[.$B53]=5;[.$B53]=6;[.$B53]=9;[.$B53]=10;[.$B53]=11;[.$B53]=13);[.$B53];&quot;&quot;)">
            <text:p/>
          </table:table-cell>
          <table:table-cell table:formula="of:=IF(AND([.$B53]&gt;=0;[.$B53]&lt;[.$B$4]);[.$B5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IF(AND([.$B54]&gt;=0;[.$B54]&lt;[.$B$3]);[.$B54];&quot;&quot;)">
            <text:p/>
          </table:table-cell>
          <table:table-cell table:formula="of:=IF(AND([.$B54]&gt;=18;[.$B54]&lt;[.$B$3]);[.$B54]-18;&quot;&quot;)">
            <text:p/>
          </table:table-cell>
          <table:table-cell table:formula="of:=IF(OR([.$B54]=3;[.$B54]=5;[.$B54]=6;[.$B54]=9;[.$B54]=10;[.$B54]=11;[.$B54]=13);[.$B54];&quot;&quot;)">
            <text:p/>
          </table:table-cell>
          <table:table-cell table:formula="of:=IF(AND([.$B54]&gt;=0;[.$B54]&lt;[.$B$4]);[.$B5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IF(AND([.$B55]&gt;=0;[.$B55]&lt;[.$B$3]);[.$B55];&quot;&quot;)">
            <text:p/>
          </table:table-cell>
          <table:table-cell table:formula="of:=IF(AND([.$B55]&gt;=18;[.$B55]&lt;[.$B$3]);[.$B55]-18;&quot;&quot;)">
            <text:p/>
          </table:table-cell>
          <table:table-cell table:formula="of:=IF(OR([.$B55]=3;[.$B55]=5;[.$B55]=6;[.$B55]=9;[.$B55]=10;[.$B55]=11;[.$B55]=13);[.$B55];&quot;&quot;)">
            <text:p/>
          </table:table-cell>
          <table:table-cell table:formula="of:=IF(AND([.$B55]&gt;=0;[.$B55]&lt;[.$B$4]);[.$B5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IF(AND([.$B56]&gt;=0;[.$B56]&lt;[.$B$3]);[.$B56];&quot;&quot;)">
            <text:p/>
          </table:table-cell>
          <table:table-cell table:formula="of:=IF(AND([.$B56]&gt;=18;[.$B56]&lt;[.$B$3]);[.$B56]-18;&quot;&quot;)">
            <text:p/>
          </table:table-cell>
          <table:table-cell table:formula="of:=IF(OR([.$B56]=3;[.$B56]=5;[.$B56]=6;[.$B56]=9;[.$B56]=10;[.$B56]=11;[.$B56]=13);[.$B56];&quot;&quot;)">
            <text:p/>
          </table:table-cell>
          <table:table-cell table:formula="of:=IF(AND([.$B56]&gt;=0;[.$B56]&lt;[.$B$4]);[.$B5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IF(AND([.$B57]&gt;=0;[.$B57]&lt;[.$B$3]);[.$B57];&quot;&quot;)">
            <text:p/>
          </table:table-cell>
          <table:table-cell table:formula="of:=IF(AND([.$B57]&gt;=18;[.$B57]&lt;[.$B$3]);[.$B57]-18;&quot;&quot;)">
            <text:p/>
          </table:table-cell>
          <table:table-cell table:formula="of:=IF(OR([.$B57]=3;[.$B57]=5;[.$B57]=6;[.$B57]=9;[.$B57]=10;[.$B57]=11;[.$B57]=13);[.$B57];&quot;&quot;)">
            <text:p/>
          </table:table-cell>
          <table:table-cell table:formula="of:=IF(AND([.$B57]&gt;=0;[.$B57]&lt;[.$B$4]);[.$B5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IF(AND([.$B58]&gt;=0;[.$B58]&lt;[.$B$3]);[.$B58];&quot;&quot;)">
            <text:p/>
          </table:table-cell>
          <table:table-cell table:formula="of:=IF(AND([.$B58]&gt;=18;[.$B58]&lt;[.$B$3]);[.$B58]-18;&quot;&quot;)">
            <text:p/>
          </table:table-cell>
          <table:table-cell table:formula="of:=IF(OR([.$B58]=3;[.$B58]=5;[.$B58]=6;[.$B58]=9;[.$B58]=10;[.$B58]=11;[.$B58]=13);[.$B58];&quot;&quot;)">
            <text:p/>
          </table:table-cell>
          <table:table-cell table:formula="of:=IF(AND([.$B58]&gt;=0;[.$B58]&lt;[.$B$4]);[.$B5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IF(AND([.$B59]&gt;=0;[.$B59]&lt;[.$B$3]);[.$B59];&quot;&quot;)">
            <text:p/>
          </table:table-cell>
          <table:table-cell table:formula="of:=IF(AND([.$B59]&gt;=18;[.$B59]&lt;[.$B$3]);[.$B59]-18;&quot;&quot;)">
            <text:p/>
          </table:table-cell>
          <table:table-cell table:formula="of:=IF(OR([.$B59]=3;[.$B59]=5;[.$B59]=6;[.$B59]=9;[.$B59]=10;[.$B59]=11;[.$B59]=13);[.$B59];&quot;&quot;)">
            <text:p/>
          </table:table-cell>
          <table:table-cell table:formula="of:=IF(AND([.$B59]&gt;=0;[.$B59]&lt;[.$B$4]);[.$B5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IF(AND([.$B60]&gt;=0;[.$B60]&lt;[.$B$3]);[.$B60];&quot;&quot;)">
            <text:p/>
          </table:table-cell>
          <table:table-cell table:formula="of:=IF(AND([.$B60]&gt;=18;[.$B60]&lt;[.$B$3]);[.$B60]-18;&quot;&quot;)">
            <text:p/>
          </table:table-cell>
          <table:table-cell table:formula="of:=IF(OR([.$B60]=3;[.$B60]=5;[.$B60]=6;[.$B60]=9;[.$B60]=10;[.$B60]=11;[.$B60]=13);[.$B60];&quot;&quot;)">
            <text:p/>
          </table:table-cell>
          <table:table-cell table:formula="of:=IF(AND([.$B60]&gt;=0;[.$B60]&lt;[.$B$4]);[.$B6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IF(AND([.$B61]&gt;=0;[.$B61]&lt;[.$B$3]);[.$B61];&quot;&quot;)">
            <text:p/>
          </table:table-cell>
          <table:table-cell table:formula="of:=IF(AND([.$B61]&gt;=18;[.$B61]&lt;[.$B$3]);[.$B61]-18;&quot;&quot;)">
            <text:p/>
          </table:table-cell>
          <table:table-cell table:formula="of:=IF(OR([.$B61]=3;[.$B61]=5;[.$B61]=6;[.$B61]=9;[.$B61]=10;[.$B61]=11;[.$B61]=13);[.$B61];&quot;&quot;)">
            <text:p/>
          </table:table-cell>
          <table:table-cell table:formula="of:=IF(AND([.$B61]&gt;=0;[.$B61]&lt;[.$B$4]);[.$B6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IF(AND([.$B62]&gt;=0;[.$B62]&lt;[.$B$3]);[.$B62];&quot;&quot;)">
            <text:p/>
          </table:table-cell>
          <table:table-cell table:formula="of:=IF(AND([.$B62]&gt;=18;[.$B62]&lt;[.$B$3]);[.$B62]-18;&quot;&quot;)">
            <text:p/>
          </table:table-cell>
          <table:table-cell table:formula="of:=IF(OR([.$B62]=3;[.$B62]=5;[.$B62]=6;[.$B62]=9;[.$B62]=10;[.$B62]=11;[.$B62]=13);[.$B62];&quot;&quot;)">
            <text:p/>
          </table:table-cell>
          <table:table-cell table:formula="of:=IF(AND([.$B62]&gt;=0;[.$B62]&lt;[.$B$4]);[.$B6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IF(AND([.$B63]&gt;=0;[.$B63]&lt;[.$B$3]);[.$B63];&quot;&quot;)">
            <text:p/>
          </table:table-cell>
          <table:table-cell table:formula="of:=IF(AND([.$B63]&gt;=18;[.$B63]&lt;[.$B$3]);[.$B63]-18;&quot;&quot;)">
            <text:p/>
          </table:table-cell>
          <table:table-cell table:formula="of:=IF(OR([.$B63]=3;[.$B63]=5;[.$B63]=6;[.$B63]=9;[.$B63]=10;[.$B63]=11;[.$B63]=13);[.$B63];&quot;&quot;)">
            <text:p/>
          </table:table-cell>
          <table:table-cell table:formula="of:=IF(AND([.$B63]&gt;=0;[.$B63]&lt;[.$B$4]);[.$B6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IF(AND([.$B64]&gt;=0;[.$B64]&lt;[.$B$3]);[.$B64];&quot;&quot;)">
            <text:p/>
          </table:table-cell>
          <table:table-cell table:formula="of:=IF(AND([.$B64]&gt;=18;[.$B64]&lt;[.$B$3]);[.$B64]-18;&quot;&quot;)">
            <text:p/>
          </table:table-cell>
          <table:table-cell table:formula="of:=IF(OR([.$B64]=3;[.$B64]=5;[.$B64]=6;[.$B64]=9;[.$B64]=10;[.$B64]=11;[.$B64]=13);[.$B64];&quot;&quot;)">
            <text:p/>
          </table:table-cell>
          <table:table-cell table:formula="of:=IF(AND([.$B64]&gt;=0;[.$B64]&lt;[.$B$4]);[.$B6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IF(AND([.$B65]&gt;=0;[.$B65]&lt;[.$B$3]);[.$B65];&quot;&quot;)">
            <text:p/>
          </table:table-cell>
          <table:table-cell table:formula="of:=IF(AND([.$B65]&gt;=18;[.$B65]&lt;[.$B$3]);[.$B65]-18;&quot;&quot;)">
            <text:p/>
          </table:table-cell>
          <table:table-cell table:formula="of:=IF(OR([.$B65]=3;[.$B65]=5;[.$B65]=6;[.$B65]=9;[.$B65]=10;[.$B65]=11;[.$B65]=13);[.$B65];&quot;&quot;)">
            <text:p/>
          </table:table-cell>
          <table:table-cell table:formula="of:=IF(AND([.$B65]&gt;=0;[.$B65]&lt;[.$B$4]);[.$B6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IF(AND([.$B66]&gt;=0;[.$B66]&lt;[.$B$3]);[.$B66];&quot;&quot;)">
            <text:p/>
          </table:table-cell>
          <table:table-cell table:formula="of:=IF(AND([.$B66]&gt;=18;[.$B66]&lt;[.$B$3]);[.$B66]-18;&quot;&quot;)">
            <text:p/>
          </table:table-cell>
          <table:table-cell table:formula="of:=IF(OR([.$B66]=3;[.$B66]=5;[.$B66]=6;[.$B66]=9;[.$B66]=10;[.$B66]=11;[.$B66]=13);[.$B66];&quot;&quot;)">
            <text:p/>
          </table:table-cell>
          <table:table-cell table:formula="of:=IF(AND([.$B66]&gt;=0;[.$B66]&lt;[.$B$4]);[.$B6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IF(AND([.$B67]&gt;=0;[.$B67]&lt;[.$B$3]);[.$B67];&quot;&quot;)">
            <text:p/>
          </table:table-cell>
          <table:table-cell table:formula="of:=IF(AND([.$B67]&gt;=18;[.$B67]&lt;[.$B$3]);[.$B67]-18;&quot;&quot;)">
            <text:p/>
          </table:table-cell>
          <table:table-cell table:formula="of:=IF(OR([.$B67]=3;[.$B67]=5;[.$B67]=6;[.$B67]=9;[.$B67]=10;[.$B67]=11;[.$B67]=13);[.$B67];&quot;&quot;)">
            <text:p/>
          </table:table-cell>
          <table:table-cell table:formula="of:=IF(AND([.$B67]&gt;=0;[.$B67]&lt;[.$B$4]);[.$B6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IF(AND([.$B68]&gt;=0;[.$B68]&lt;[.$B$3]);[.$B68];&quot;&quot;)">
            <text:p/>
          </table:table-cell>
          <table:table-cell table:formula="of:=IF(AND([.$B68]&gt;=18;[.$B68]&lt;[.$B$3]);[.$B68]-18;&quot;&quot;)">
            <text:p/>
          </table:table-cell>
          <table:table-cell table:formula="of:=IF(OR([.$B68]=3;[.$B68]=5;[.$B68]=6;[.$B68]=9;[.$B68]=10;[.$B68]=11;[.$B68]=13);[.$B68];&quot;&quot;)">
            <text:p/>
          </table:table-cell>
          <table:table-cell table:formula="of:=IF(AND([.$B68]&gt;=0;[.$B68]&lt;[.$B$4]);[.$B6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IF(AND([.$B69]&gt;=0;[.$B69]&lt;[.$B$3]);[.$B69];&quot;&quot;)">
            <text:p/>
          </table:table-cell>
          <table:table-cell table:formula="of:=IF(AND([.$B69]&gt;=18;[.$B69]&lt;[.$B$3]);[.$B69]-18;&quot;&quot;)">
            <text:p/>
          </table:table-cell>
          <table:table-cell table:formula="of:=IF(OR([.$B69]=3;[.$B69]=5;[.$B69]=6;[.$B69]=9;[.$B69]=10;[.$B69]=11;[.$B69]=13);[.$B69];&quot;&quot;)">
            <text:p/>
          </table:table-cell>
          <table:table-cell table:formula="of:=IF(AND([.$B69]&gt;=0;[.$B69]&lt;[.$B$4]);[.$B6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IF(AND([.$B70]&gt;=0;[.$B70]&lt;[.$B$3]);[.$B70];&quot;&quot;)">
            <text:p/>
          </table:table-cell>
          <table:table-cell table:formula="of:=IF(AND([.$B70]&gt;=18;[.$B70]&lt;[.$B$3]);[.$B70]-18;&quot;&quot;)">
            <text:p/>
          </table:table-cell>
          <table:table-cell table:formula="of:=IF(OR([.$B70]=3;[.$B70]=5;[.$B70]=6;[.$B70]=9;[.$B70]=10;[.$B70]=11;[.$B70]=13);[.$B70];&quot;&quot;)">
            <text:p/>
          </table:table-cell>
          <table:table-cell table:formula="of:=IF(AND([.$B70]&gt;=0;[.$B70]&lt;[.$B$4]);[.$B7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IF(AND([.$B71]&gt;=0;[.$B71]&lt;[.$B$3]);[.$B71];&quot;&quot;)">
            <text:p/>
          </table:table-cell>
          <table:table-cell table:formula="of:=IF(AND([.$B71]&gt;=18;[.$B71]&lt;[.$B$3]);[.$B71]-18;&quot;&quot;)">
            <text:p/>
          </table:table-cell>
          <table:table-cell table:formula="of:=IF(OR([.$B71]=3;[.$B71]=5;[.$B71]=6;[.$B71]=9;[.$B71]=10;[.$B71]=11;[.$B71]=13);[.$B71];&quot;&quot;)">
            <text:p/>
          </table:table-cell>
          <table:table-cell table:formula="of:=IF(AND([.$B71]&gt;=0;[.$B71]&lt;[.$B$4]);[.$B7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IF(AND([.$B72]&gt;=0;[.$B72]&lt;[.$B$3]);[.$B72];&quot;&quot;)">
            <text:p/>
          </table:table-cell>
          <table:table-cell table:formula="of:=IF(AND([.$B72]&gt;=18;[.$B72]&lt;[.$B$3]);[.$B72]-18;&quot;&quot;)">
            <text:p/>
          </table:table-cell>
          <table:table-cell table:formula="of:=IF(OR([.$B72]=3;[.$B72]=5;[.$B72]=6;[.$B72]=9;[.$B72]=10;[.$B72]=11;[.$B72]=13);[.$B72];&quot;&quot;)">
            <text:p/>
          </table:table-cell>
          <table:table-cell table:formula="of:=IF(AND([.$B72]&gt;=0;[.$B72]&lt;[.$B$4]);[.$B7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IF(AND([.$B73]&gt;=0;[.$B73]&lt;[.$B$3]);[.$B73];&quot;&quot;)">
            <text:p/>
          </table:table-cell>
          <table:table-cell table:formula="of:=IF(AND([.$B73]&gt;=18;[.$B73]&lt;[.$B$3]);[.$B73]-18;&quot;&quot;)">
            <text:p/>
          </table:table-cell>
          <table:table-cell table:formula="of:=IF(OR([.$B73]=3;[.$B73]=5;[.$B73]=6;[.$B73]=9;[.$B73]=10;[.$B73]=11;[.$B73]=13);[.$B73];&quot;&quot;)">
            <text:p/>
          </table:table-cell>
          <table:table-cell table:formula="of:=IF(AND([.$B73]&gt;=0;[.$B73]&lt;[.$B$4]);[.$B7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IF(AND([.$B74]&gt;=0;[.$B74]&lt;[.$B$3]);[.$B74];&quot;&quot;)">
            <text:p/>
          </table:table-cell>
          <table:table-cell table:formula="of:=IF(AND([.$B74]&gt;=18;[.$B74]&lt;[.$B$3]);[.$B74]-18;&quot;&quot;)">
            <text:p/>
          </table:table-cell>
          <table:table-cell table:formula="of:=IF(OR([.$B74]=3;[.$B74]=5;[.$B74]=6;[.$B74]=9;[.$B74]=10;[.$B74]=11;[.$B74]=13);[.$B74];&quot;&quot;)">
            <text:p/>
          </table:table-cell>
          <table:table-cell table:formula="of:=IF(AND([.$B74]&gt;=0;[.$B74]&lt;[.$B$4]);[.$B7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IF(AND([.$B75]&gt;=0;[.$B75]&lt;[.$B$3]);[.$B75];&quot;&quot;)">
            <text:p/>
          </table:table-cell>
          <table:table-cell table:formula="of:=IF(AND([.$B75]&gt;=18;[.$B75]&lt;[.$B$3]);[.$B75]-18;&quot;&quot;)">
            <text:p/>
          </table:table-cell>
          <table:table-cell table:formula="of:=IF(OR([.$B75]=3;[.$B75]=5;[.$B75]=6;[.$B75]=9;[.$B75]=10;[.$B75]=11;[.$B75]=13);[.$B75];&quot;&quot;)">
            <text:p/>
          </table:table-cell>
          <table:table-cell table:formula="of:=IF(AND([.$B75]&gt;=0;[.$B75]&lt;[.$B$4]);[.$B7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IF(AND([.$B76]&gt;=0;[.$B76]&lt;[.$B$3]);[.$B76];&quot;&quot;)">
            <text:p/>
          </table:table-cell>
          <table:table-cell table:formula="of:=IF(AND([.$B76]&gt;=18;[.$B76]&lt;[.$B$3]);[.$B76]-18;&quot;&quot;)">
            <text:p/>
          </table:table-cell>
          <table:table-cell table:formula="of:=IF(OR([.$B76]=3;[.$B76]=5;[.$B76]=6;[.$B76]=9;[.$B76]=10;[.$B76]=11;[.$B76]=13);[.$B76];&quot;&quot;)">
            <text:p/>
          </table:table-cell>
          <table:table-cell table:formula="of:=IF(AND([.$B76]&gt;=0;[.$B76]&lt;[.$B$4]);[.$B7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IF(AND([.$B77]&gt;=0;[.$B77]&lt;[.$B$3]);[.$B77];&quot;&quot;)">
            <text:p/>
          </table:table-cell>
          <table:table-cell table:formula="of:=IF(AND([.$B77]&gt;=18;[.$B77]&lt;[.$B$3]);[.$B77]-18;&quot;&quot;)">
            <text:p/>
          </table:table-cell>
          <table:table-cell table:formula="of:=IF(OR([.$B77]=3;[.$B77]=5;[.$B77]=6;[.$B77]=9;[.$B77]=10;[.$B77]=11;[.$B77]=13);[.$B77];&quot;&quot;)">
            <text:p/>
          </table:table-cell>
          <table:table-cell table:formula="of:=IF(AND([.$B77]&gt;=0;[.$B77]&lt;[.$B$4]);[.$B7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IF(AND([.$B78]&gt;=0;[.$B78]&lt;[.$B$3]);[.$B78];&quot;&quot;)">
            <text:p/>
          </table:table-cell>
          <table:table-cell table:formula="of:=IF(AND([.$B78]&gt;=18;[.$B78]&lt;[.$B$3]);[.$B78]-18;&quot;&quot;)">
            <text:p/>
          </table:table-cell>
          <table:table-cell table:formula="of:=IF(OR([.$B78]=3;[.$B78]=5;[.$B78]=6;[.$B78]=9;[.$B78]=10;[.$B78]=11;[.$B78]=13);[.$B78];&quot;&quot;)">
            <text:p/>
          </table:table-cell>
          <table:table-cell table:formula="of:=IF(AND([.$B78]&gt;=0;[.$B78]&lt;[.$B$4]);[.$B7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IF(AND([.$B79]&gt;=0;[.$B79]&lt;[.$B$3]);[.$B79];&quot;&quot;)">
            <text:p/>
          </table:table-cell>
          <table:table-cell table:formula="of:=IF(AND([.$B79]&gt;=18;[.$B79]&lt;[.$B$3]);[.$B79]-18;&quot;&quot;)">
            <text:p/>
          </table:table-cell>
          <table:table-cell table:formula="of:=IF(OR([.$B79]=3;[.$B79]=5;[.$B79]=6;[.$B79]=9;[.$B79]=10;[.$B79]=11;[.$B79]=13);[.$B79];&quot;&quot;)">
            <text:p/>
          </table:table-cell>
          <table:table-cell table:formula="of:=IF(AND([.$B79]&gt;=0;[.$B79]&lt;[.$B$4]);[.$B7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IF(AND([.$B80]&gt;=0;[.$B80]&lt;[.$B$3]);[.$B80];&quot;&quot;)">
            <text:p/>
          </table:table-cell>
          <table:table-cell table:formula="of:=IF(AND([.$B80]&gt;=18;[.$B80]&lt;[.$B$3]);[.$B80]-18;&quot;&quot;)">
            <text:p/>
          </table:table-cell>
          <table:table-cell table:formula="of:=IF(OR([.$B80]=3;[.$B80]=5;[.$B80]=6;[.$B80]=9;[.$B80]=10;[.$B80]=11;[.$B80]=13);[.$B80];&quot;&quot;)">
            <text:p/>
          </table:table-cell>
          <table:table-cell table:formula="of:=IF(AND([.$B80]&gt;=0;[.$B80]&lt;[.$B$4]);[.$B8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IF(AND([.$B81]&gt;=0;[.$B81]&lt;[.$B$3]);[.$B81];&quot;&quot;)">
            <text:p/>
          </table:table-cell>
          <table:table-cell table:formula="of:=IF(AND([.$B81]&gt;=18;[.$B81]&lt;[.$B$3]);[.$B81]-18;&quot;&quot;)">
            <text:p/>
          </table:table-cell>
          <table:table-cell table:formula="of:=IF(OR([.$B81]=3;[.$B81]=5;[.$B81]=6;[.$B81]=9;[.$B81]=10;[.$B81]=11;[.$B81]=13);[.$B81];&quot;&quot;)">
            <text:p/>
          </table:table-cell>
          <table:table-cell table:formula="of:=IF(AND([.$B81]&gt;=0;[.$B81]&lt;[.$B$4]);[.$B8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IF(AND([.$B82]&gt;=0;[.$B82]&lt;[.$B$3]);[.$B82];&quot;&quot;)">
            <text:p/>
          </table:table-cell>
          <table:table-cell table:formula="of:=IF(AND([.$B82]&gt;=18;[.$B82]&lt;[.$B$3]);[.$B82]-18;&quot;&quot;)">
            <text:p/>
          </table:table-cell>
          <table:table-cell table:formula="of:=IF(OR([.$B82]=3;[.$B82]=5;[.$B82]=6;[.$B82]=9;[.$B82]=10;[.$B82]=11;[.$B82]=13);[.$B82];&quot;&quot;)">
            <text:p/>
          </table:table-cell>
          <table:table-cell table:formula="of:=IF(AND([.$B82]&gt;=0;[.$B82]&lt;[.$B$4]);[.$B8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IF(AND([.$B83]&gt;=0;[.$B83]&lt;[.$B$3]);[.$B83];&quot;&quot;)">
            <text:p/>
          </table:table-cell>
          <table:table-cell table:formula="of:=IF(AND([.$B83]&gt;=18;[.$B83]&lt;[.$B$3]);[.$B83]-18;&quot;&quot;)">
            <text:p/>
          </table:table-cell>
          <table:table-cell table:formula="of:=IF(OR([.$B83]=3;[.$B83]=5;[.$B83]=6;[.$B83]=9;[.$B83]=10;[.$B83]=11;[.$B83]=13);[.$B83];&quot;&quot;)">
            <text:p/>
          </table:table-cell>
          <table:table-cell table:formula="of:=IF(AND([.$B83]&gt;=0;[.$B83]&lt;[.$B$4]);[.$B8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IF(AND([.$B84]&gt;=0;[.$B84]&lt;[.$B$3]);[.$B84];&quot;&quot;)">
            <text:p/>
          </table:table-cell>
          <table:table-cell table:formula="of:=IF(AND([.$B84]&gt;=18;[.$B84]&lt;[.$B$3]);[.$B84]-18;&quot;&quot;)">
            <text:p/>
          </table:table-cell>
          <table:table-cell table:formula="of:=IF(OR([.$B84]=3;[.$B84]=5;[.$B84]=6;[.$B84]=9;[.$B84]=10;[.$B84]=11;[.$B84]=13);[.$B84];&quot;&quot;)">
            <text:p/>
          </table:table-cell>
          <table:table-cell table:formula="of:=IF(AND([.$B84]&gt;=0;[.$B84]&lt;[.$B$4]);[.$B8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IF(AND([.$B85]&gt;=0;[.$B85]&lt;[.$B$3]);[.$B85];&quot;&quot;)">
            <text:p/>
          </table:table-cell>
          <table:table-cell table:formula="of:=IF(AND([.$B85]&gt;=18;[.$B85]&lt;[.$B$3]);[.$B85]-18;&quot;&quot;)">
            <text:p/>
          </table:table-cell>
          <table:table-cell table:formula="of:=IF(OR([.$B85]=3;[.$B85]=5;[.$B85]=6;[.$B85]=9;[.$B85]=10;[.$B85]=11;[.$B85]=13);[.$B85];&quot;&quot;)">
            <text:p/>
          </table:table-cell>
          <table:table-cell table:formula="of:=IF(AND([.$B85]&gt;=0;[.$B85]&lt;[.$B$4]);[.$B8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IF(AND([.$B86]&gt;=0;[.$B86]&lt;[.$B$3]);[.$B86];&quot;&quot;)">
            <text:p/>
          </table:table-cell>
          <table:table-cell table:formula="of:=IF(AND([.$B86]&gt;=18;[.$B86]&lt;[.$B$3]);[.$B86]-18;&quot;&quot;)">
            <text:p/>
          </table:table-cell>
          <table:table-cell table:formula="of:=IF(OR([.$B86]=3;[.$B86]=5;[.$B86]=6;[.$B86]=9;[.$B86]=10;[.$B86]=11;[.$B86]=13);[.$B86];&quot;&quot;)">
            <text:p/>
          </table:table-cell>
          <table:table-cell table:formula="of:=IF(AND([.$B86]&gt;=0;[.$B86]&lt;[.$B$4]);[.$B8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IF(AND([.$B87]&gt;=0;[.$B87]&lt;[.$B$3]);[.$B87];&quot;&quot;)">
            <text:p/>
          </table:table-cell>
          <table:table-cell table:formula="of:=IF(AND([.$B87]&gt;=18;[.$B87]&lt;[.$B$3]);[.$B87]-18;&quot;&quot;)">
            <text:p/>
          </table:table-cell>
          <table:table-cell table:formula="of:=IF(OR([.$B87]=3;[.$B87]=5;[.$B87]=6;[.$B87]=9;[.$B87]=10;[.$B87]=11;[.$B87]=13);[.$B87];&quot;&quot;)">
            <text:p/>
          </table:table-cell>
          <table:table-cell table:formula="of:=IF(AND([.$B87]&gt;=0;[.$B87]&lt;[.$B$4]);[.$B8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IF(AND([.$B88]&gt;=0;[.$B88]&lt;[.$B$3]);[.$B88];&quot;&quot;)">
            <text:p/>
          </table:table-cell>
          <table:table-cell table:formula="of:=IF(AND([.$B88]&gt;=18;[.$B88]&lt;[.$B$3]);[.$B88]-18;&quot;&quot;)">
            <text:p/>
          </table:table-cell>
          <table:table-cell table:formula="of:=IF(OR([.$B88]=3;[.$B88]=5;[.$B88]=6;[.$B88]=9;[.$B88]=10;[.$B88]=11;[.$B88]=13);[.$B88];&quot;&quot;)">
            <text:p/>
          </table:table-cell>
          <table:table-cell table:formula="of:=IF(AND([.$B88]&gt;=0;[.$B88]&lt;[.$B$4]);[.$B8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IF(AND([.$B89]&gt;=0;[.$B89]&lt;[.$B$3]);[.$B89];&quot;&quot;)">
            <text:p/>
          </table:table-cell>
          <table:table-cell table:formula="of:=IF(AND([.$B89]&gt;=18;[.$B89]&lt;[.$B$3]);[.$B89]-18;&quot;&quot;)">
            <text:p/>
          </table:table-cell>
          <table:table-cell table:formula="of:=IF(OR([.$B89]=3;[.$B89]=5;[.$B89]=6;[.$B89]=9;[.$B89]=10;[.$B89]=11;[.$B89]=13);[.$B89];&quot;&quot;)">
            <text:p/>
          </table:table-cell>
          <table:table-cell table:formula="of:=IF(AND([.$B89]&gt;=0;[.$B89]&lt;[.$B$4]);[.$B8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IF(AND([.$B90]&gt;=0;[.$B90]&lt;[.$B$3]);[.$B90];&quot;&quot;)">
            <text:p/>
          </table:table-cell>
          <table:table-cell table:formula="of:=IF(AND([.$B90]&gt;=18;[.$B90]&lt;[.$B$3]);[.$B90]-18;&quot;&quot;)">
            <text:p/>
          </table:table-cell>
          <table:table-cell table:formula="of:=IF(OR([.$B90]=3;[.$B90]=5;[.$B90]=6;[.$B90]=9;[.$B90]=10;[.$B90]=11;[.$B90]=13);[.$B90];&quot;&quot;)">
            <text:p/>
          </table:table-cell>
          <table:table-cell table:formula="of:=IF(AND([.$B90]&gt;=0;[.$B90]&lt;[.$B$4]);[.$B9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IF(AND([.$B91]&gt;=0;[.$B91]&lt;[.$B$3]);[.$B91];&quot;&quot;)">
            <text:p/>
          </table:table-cell>
          <table:table-cell table:formula="of:=IF(AND([.$B91]&gt;=18;[.$B91]&lt;[.$B$3]);[.$B91]-18;&quot;&quot;)">
            <text:p/>
          </table:table-cell>
          <table:table-cell table:formula="of:=IF(OR([.$B91]=3;[.$B91]=5;[.$B91]=6;[.$B91]=9;[.$B91]=10;[.$B91]=11;[.$B91]=13);[.$B91];&quot;&quot;)">
            <text:p/>
          </table:table-cell>
          <table:table-cell table:formula="of:=IF(AND([.$B91]&gt;=0;[.$B91]&lt;[.$B$4]);[.$B9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IF(AND([.$B92]&gt;=0;[.$B92]&lt;[.$B$3]);[.$B92];&quot;&quot;)">
            <text:p/>
          </table:table-cell>
          <table:table-cell table:formula="of:=IF(AND([.$B92]&gt;=18;[.$B92]&lt;[.$B$3]);[.$B92]-18;&quot;&quot;)">
            <text:p/>
          </table:table-cell>
          <table:table-cell table:formula="of:=IF(OR([.$B92]=3;[.$B92]=5;[.$B92]=6;[.$B92]=9;[.$B92]=10;[.$B92]=11;[.$B92]=13);[.$B92];&quot;&quot;)">
            <text:p/>
          </table:table-cell>
          <table:table-cell table:formula="of:=IF(AND([.$B92]&gt;=0;[.$B92]&lt;[.$B$4]);[.$B9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IF(AND([.$B93]&gt;=0;[.$B93]&lt;[.$B$3]);[.$B93];&quot;&quot;)">
            <text:p/>
          </table:table-cell>
          <table:table-cell table:formula="of:=IF(AND([.$B93]&gt;=18;[.$B93]&lt;[.$B$3]);[.$B93]-18;&quot;&quot;)">
            <text:p/>
          </table:table-cell>
          <table:table-cell table:formula="of:=IF(OR([.$B93]=3;[.$B93]=5;[.$B93]=6;[.$B93]=9;[.$B93]=10;[.$B93]=11;[.$B93]=13);[.$B93];&quot;&quot;)">
            <text:p/>
          </table:table-cell>
          <table:table-cell table:formula="of:=IF(AND([.$B93]&gt;=0;[.$B93]&lt;[.$B$4]);[.$B9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IF(AND([.$B94]&gt;=0;[.$B94]&lt;[.$B$3]);[.$B94];&quot;&quot;)">
            <text:p/>
          </table:table-cell>
          <table:table-cell table:formula="of:=IF(AND([.$B94]&gt;=18;[.$B94]&lt;[.$B$3]);[.$B94]-18;&quot;&quot;)">
            <text:p/>
          </table:table-cell>
          <table:table-cell table:formula="of:=IF(OR([.$B94]=3;[.$B94]=5;[.$B94]=6;[.$B94]=9;[.$B94]=10;[.$B94]=11;[.$B94]=13);[.$B94];&quot;&quot;)">
            <text:p/>
          </table:table-cell>
          <table:table-cell table:formula="of:=IF(AND([.$B94]&gt;=0;[.$B94]&lt;[.$B$4]);[.$B9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IF(AND([.$B95]&gt;=0;[.$B95]&lt;[.$B$3]);[.$B95];&quot;&quot;)">
            <text:p/>
          </table:table-cell>
          <table:table-cell table:formula="of:=IF(AND([.$B95]&gt;=18;[.$B95]&lt;[.$B$3]);[.$B95]-18;&quot;&quot;)">
            <text:p/>
          </table:table-cell>
          <table:table-cell table:formula="of:=IF(OR([.$B95]=3;[.$B95]=5;[.$B95]=6;[.$B95]=9;[.$B95]=10;[.$B95]=11;[.$B95]=13);[.$B95];&quot;&quot;)">
            <text:p/>
          </table:table-cell>
          <table:table-cell table:formula="of:=IF(AND([.$B95]&gt;=0;[.$B95]&lt;[.$B$4]);[.$B9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IF(AND([.$B96]&gt;=0;[.$B96]&lt;[.$B$3]);[.$B96];&quot;&quot;)">
            <text:p/>
          </table:table-cell>
          <table:table-cell table:formula="of:=IF(AND([.$B96]&gt;=18;[.$B96]&lt;[.$B$3]);[.$B96]-18;&quot;&quot;)">
            <text:p/>
          </table:table-cell>
          <table:table-cell table:formula="of:=IF(OR([.$B96]=3;[.$B96]=5;[.$B96]=6;[.$B96]=9;[.$B96]=10;[.$B96]=11;[.$B96]=13);[.$B96];&quot;&quot;)">
            <text:p/>
          </table:table-cell>
          <table:table-cell table:formula="of:=IF(AND([.$B96]&gt;=0;[.$B96]&lt;[.$B$4]);[.$B9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IF(AND([.$B97]&gt;=0;[.$B97]&lt;[.$B$3]);[.$B97];&quot;&quot;)">
            <text:p/>
          </table:table-cell>
          <table:table-cell table:formula="of:=IF(AND([.$B97]&gt;=18;[.$B97]&lt;[.$B$3]);[.$B97]-18;&quot;&quot;)">
            <text:p/>
          </table:table-cell>
          <table:table-cell table:formula="of:=IF(OR([.$B97]=3;[.$B97]=5;[.$B97]=6;[.$B97]=9;[.$B97]=10;[.$B97]=11;[.$B97]=13);[.$B97];&quot;&quot;)">
            <text:p/>
          </table:table-cell>
          <table:table-cell table:formula="of:=IF(AND([.$B97]&gt;=0;[.$B97]&lt;[.$B$4]);[.$B9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IF(AND([.$B98]&gt;=0;[.$B98]&lt;[.$B$3]);[.$B98];&quot;&quot;)">
            <text:p/>
          </table:table-cell>
          <table:table-cell table:formula="of:=IF(AND([.$B98]&gt;=18;[.$B98]&lt;[.$B$3]);[.$B98]-18;&quot;&quot;)">
            <text:p/>
          </table:table-cell>
          <table:table-cell table:formula="of:=IF(OR([.$B98]=3;[.$B98]=5;[.$B98]=6;[.$B98]=9;[.$B98]=10;[.$B98]=11;[.$B98]=13);[.$B98];&quot;&quot;)">
            <text:p/>
          </table:table-cell>
          <table:table-cell table:formula="of:=IF(AND([.$B98]&gt;=0;[.$B98]&lt;[.$B$4]);[.$B9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IF(AND([.$B99]&gt;=0;[.$B99]&lt;[.$B$3]);[.$B99];&quot;&quot;)">
            <text:p/>
          </table:table-cell>
          <table:table-cell table:formula="of:=IF(AND([.$B99]&gt;=18;[.$B99]&lt;[.$B$3]);[.$B99]-18;&quot;&quot;)">
            <text:p/>
          </table:table-cell>
          <table:table-cell table:formula="of:=IF(OR([.$B99]=3;[.$B99]=5;[.$B99]=6;[.$B99]=9;[.$B99]=10;[.$B99]=11;[.$B99]=13);[.$B99];&quot;&quot;)">
            <text:p/>
          </table:table-cell>
          <table:table-cell table:formula="of:=IF(AND([.$B99]&gt;=0;[.$B99]&lt;[.$B$4]);[.$B9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IF(AND([.$B100]&gt;=0;[.$B100]&lt;[.$B$3]);[.$B100];&quot;&quot;)">
            <text:p/>
          </table:table-cell>
          <table:table-cell table:formula="of:=IF(AND([.$B100]&gt;=18;[.$B100]&lt;[.$B$3]);[.$B100]-18;&quot;&quot;)">
            <text:p/>
          </table:table-cell>
          <table:table-cell table:formula="of:=IF(OR([.$B100]=3;[.$B100]=5;[.$B100]=6;[.$B100]=9;[.$B100]=10;[.$B100]=11;[.$B100]=13);[.$B100];&quot;&quot;)">
            <text:p/>
          </table:table-cell>
          <table:table-cell table:formula="of:=IF(AND([.$B100]&gt;=0;[.$B100]&lt;[.$B$4]);[.$B10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IF(AND([.$B101]&gt;=0;[.$B101]&lt;[.$B$3]);[.$B101];&quot;&quot;)">
            <text:p/>
          </table:table-cell>
          <table:table-cell table:formula="of:=IF(AND([.$B101]&gt;=18;[.$B101]&lt;[.$B$3]);[.$B101]-18;&quot;&quot;)">
            <text:p/>
          </table:table-cell>
          <table:table-cell table:formula="of:=IF(OR([.$B101]=3;[.$B101]=5;[.$B101]=6;[.$B101]=9;[.$B101]=10;[.$B101]=11;[.$B101]=13);[.$B101];&quot;&quot;)">
            <text:p/>
          </table:table-cell>
          <table:table-cell table:formula="of:=IF(AND([.$B101]&gt;=0;[.$B101]&lt;[.$B$4]);[.$B10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IF(AND([.$B102]&gt;=0;[.$B102]&lt;[.$B$3]);[.$B102];&quot;&quot;)">
            <text:p/>
          </table:table-cell>
          <table:table-cell table:formula="of:=IF(AND([.$B102]&gt;=18;[.$B102]&lt;[.$B$3]);[.$B102]-18;&quot;&quot;)">
            <text:p/>
          </table:table-cell>
          <table:table-cell table:formula="of:=IF(OR([.$B102]=3;[.$B102]=5;[.$B102]=6;[.$B102]=9;[.$B102]=10;[.$B102]=11;[.$B102]=13);[.$B102];&quot;&quot;)">
            <text:p/>
          </table:table-cell>
          <table:table-cell table:formula="of:=IF(AND([.$B102]&gt;=0;[.$B102]&lt;[.$B$4]);[.$B10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IF(AND([.$B103]&gt;=0;[.$B103]&lt;[.$B$3]);[.$B103];&quot;&quot;)">
            <text:p/>
          </table:table-cell>
          <table:table-cell table:formula="of:=IF(AND([.$B103]&gt;=18;[.$B103]&lt;[.$B$3]);[.$B103]-18;&quot;&quot;)">
            <text:p/>
          </table:table-cell>
          <table:table-cell table:formula="of:=IF(OR([.$B103]=3;[.$B103]=5;[.$B103]=6;[.$B103]=9;[.$B103]=10;[.$B103]=11;[.$B103]=13);[.$B103];&quot;&quot;)">
            <text:p/>
          </table:table-cell>
          <table:table-cell table:formula="of:=IF(AND([.$B103]&gt;=0;[.$B103]&lt;[.$B$4]);[.$B10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IF(AND([.$B104]&gt;=0;[.$B104]&lt;[.$B$3]);[.$B104];&quot;&quot;)">
            <text:p/>
          </table:table-cell>
          <table:table-cell table:formula="of:=IF(AND([.$B104]&gt;=18;[.$B104]&lt;[.$B$3]);[.$B104]-18;&quot;&quot;)">
            <text:p/>
          </table:table-cell>
          <table:table-cell table:formula="of:=IF(OR([.$B104]=3;[.$B104]=5;[.$B104]=6;[.$B104]=9;[.$B104]=10;[.$B104]=11;[.$B104]=13);[.$B104];&quot;&quot;)">
            <text:p/>
          </table:table-cell>
          <table:table-cell table:formula="of:=IF(AND([.$B104]&gt;=0;[.$B104]&lt;[.$B$4]);[.$B10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IF(AND([.$B105]&gt;=0;[.$B105]&lt;[.$B$3]);[.$B105];&quot;&quot;)">
            <text:p/>
          </table:table-cell>
          <table:table-cell table:formula="of:=IF(AND([.$B105]&gt;=18;[.$B105]&lt;[.$B$3]);[.$B105]-18;&quot;&quot;)">
            <text:p/>
          </table:table-cell>
          <table:table-cell table:formula="of:=IF(OR([.$B105]=3;[.$B105]=5;[.$B105]=6;[.$B105]=9;[.$B105]=10;[.$B105]=11;[.$B105]=13);[.$B105];&quot;&quot;)">
            <text:p/>
          </table:table-cell>
          <table:table-cell table:formula="of:=IF(AND([.$B105]&gt;=0;[.$B105]&lt;[.$B$4]);[.$B10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IF(AND([.$B106]&gt;=0;[.$B106]&lt;[.$B$3]);[.$B106];&quot;&quot;)">
            <text:p/>
          </table:table-cell>
          <table:table-cell table:formula="of:=IF(AND([.$B106]&gt;=18;[.$B106]&lt;[.$B$3]);[.$B106]-18;&quot;&quot;)">
            <text:p/>
          </table:table-cell>
          <table:table-cell table:formula="of:=IF(OR([.$B106]=3;[.$B106]=5;[.$B106]=6;[.$B106]=9;[.$B106]=10;[.$B106]=11;[.$B106]=13);[.$B106];&quot;&quot;)">
            <text:p/>
          </table:table-cell>
          <table:table-cell table:formula="of:=IF(AND([.$B106]&gt;=0;[.$B106]&lt;[.$B$4]);[.$B10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IF(AND([.$B107]&gt;=0;[.$B107]&lt;[.$B$3]);[.$B107];&quot;&quot;)">
            <text:p/>
          </table:table-cell>
          <table:table-cell table:formula="of:=IF(AND([.$B107]&gt;=18;[.$B107]&lt;[.$B$3]);[.$B107]-18;&quot;&quot;)">
            <text:p/>
          </table:table-cell>
          <table:table-cell table:formula="of:=IF(OR([.$B107]=3;[.$B107]=5;[.$B107]=6;[.$B107]=9;[.$B107]=10;[.$B107]=11;[.$B107]=13);[.$B107];&quot;&quot;)">
            <text:p/>
          </table:table-cell>
          <table:table-cell table:formula="of:=IF(AND([.$B107]&gt;=0;[.$B107]&lt;[.$B$4]);[.$B10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IF(AND([.$B108]&gt;=0;[.$B108]&lt;[.$B$3]);[.$B108];&quot;&quot;)">
            <text:p/>
          </table:table-cell>
          <table:table-cell table:formula="of:=IF(AND([.$B108]&gt;=18;[.$B108]&lt;[.$B$3]);[.$B108]-18;&quot;&quot;)">
            <text:p/>
          </table:table-cell>
          <table:table-cell table:formula="of:=IF(OR([.$B108]=3;[.$B108]=5;[.$B108]=6;[.$B108]=9;[.$B108]=10;[.$B108]=11;[.$B108]=13);[.$B108];&quot;&quot;)">
            <text:p/>
          </table:table-cell>
          <table:table-cell table:formula="of:=IF(AND([.$B108]&gt;=0;[.$B108]&lt;[.$B$4]);[.$B10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IF(AND([.$B109]&gt;=0;[.$B109]&lt;[.$B$3]);[.$B109];&quot;&quot;)">
            <text:p/>
          </table:table-cell>
          <table:table-cell table:formula="of:=IF(AND([.$B109]&gt;=18;[.$B109]&lt;[.$B$3]);[.$B109]-18;&quot;&quot;)">
            <text:p/>
          </table:table-cell>
          <table:table-cell table:formula="of:=IF(OR([.$B109]=3;[.$B109]=5;[.$B109]=6;[.$B109]=9;[.$B109]=10;[.$B109]=11;[.$B109]=13);[.$B109];&quot;&quot;)">
            <text:p/>
          </table:table-cell>
          <table:table-cell table:formula="of:=IF(AND([.$B109]&gt;=0;[.$B109]&lt;[.$B$4]);[.$B10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IF(AND([.$B110]&gt;=0;[.$B110]&lt;[.$B$3]);[.$B110];&quot;&quot;)">
            <text:p/>
          </table:table-cell>
          <table:table-cell table:formula="of:=IF(AND([.$B110]&gt;=18;[.$B110]&lt;[.$B$3]);[.$B110]-18;&quot;&quot;)">
            <text:p/>
          </table:table-cell>
          <table:table-cell table:formula="of:=IF(OR([.$B110]=3;[.$B110]=5;[.$B110]=6;[.$B110]=9;[.$B110]=10;[.$B110]=11;[.$B110]=13);[.$B110];&quot;&quot;)">
            <text:p/>
          </table:table-cell>
          <table:table-cell table:formula="of:=IF(AND([.$B110]&gt;=0;[.$B110]&lt;[.$B$4]);[.$B11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IF(AND([.$B111]&gt;=0;[.$B111]&lt;[.$B$3]);[.$B111];&quot;&quot;)">
            <text:p/>
          </table:table-cell>
          <table:table-cell table:formula="of:=IF(AND([.$B111]&gt;=18;[.$B111]&lt;[.$B$3]);[.$B111]-18;&quot;&quot;)">
            <text:p/>
          </table:table-cell>
          <table:table-cell table:formula="of:=IF(OR([.$B111]=3;[.$B111]=5;[.$B111]=6;[.$B111]=9;[.$B111]=10;[.$B111]=11;[.$B111]=13);[.$B111];&quot;&quot;)">
            <text:p/>
          </table:table-cell>
          <table:table-cell table:formula="of:=IF(AND([.$B111]&gt;=0;[.$B111]&lt;[.$B$4]);[.$B11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IF(AND([.$B112]&gt;=0;[.$B112]&lt;[.$B$3]);[.$B112];&quot;&quot;)">
            <text:p/>
          </table:table-cell>
          <table:table-cell table:formula="of:=IF(AND([.$B112]&gt;=18;[.$B112]&lt;[.$B$3]);[.$B112]-18;&quot;&quot;)">
            <text:p/>
          </table:table-cell>
          <table:table-cell table:formula="of:=IF(OR([.$B112]=3;[.$B112]=5;[.$B112]=6;[.$B112]=9;[.$B112]=10;[.$B112]=11;[.$B112]=13);[.$B112];&quot;&quot;)">
            <text:p/>
          </table:table-cell>
          <table:table-cell table:formula="of:=IF(AND([.$B112]&gt;=0;[.$B112]&lt;[.$B$4]);[.$B11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IF(AND([.$B113]&gt;=0;[.$B113]&lt;[.$B$3]);[.$B113];&quot;&quot;)">
            <text:p/>
          </table:table-cell>
          <table:table-cell table:formula="of:=IF(AND([.$B113]&gt;=18;[.$B113]&lt;[.$B$3]);[.$B113]-18;&quot;&quot;)">
            <text:p/>
          </table:table-cell>
          <table:table-cell table:formula="of:=IF(OR([.$B113]=3;[.$B113]=5;[.$B113]=6;[.$B113]=9;[.$B113]=10;[.$B113]=11;[.$B113]=13);[.$B113];&quot;&quot;)">
            <text:p/>
          </table:table-cell>
          <table:table-cell table:formula="of:=IF(AND([.$B113]&gt;=0;[.$B113]&lt;[.$B$4]);[.$B11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IF(AND([.$B114]&gt;=0;[.$B114]&lt;[.$B$3]);[.$B114];&quot;&quot;)">
            <text:p/>
          </table:table-cell>
          <table:table-cell table:formula="of:=IF(AND([.$B114]&gt;=18;[.$B114]&lt;[.$B$3]);[.$B114]-18;&quot;&quot;)">
            <text:p/>
          </table:table-cell>
          <table:table-cell table:formula="of:=IF(OR([.$B114]=3;[.$B114]=5;[.$B114]=6;[.$B114]=9;[.$B114]=10;[.$B114]=11;[.$B114]=13);[.$B114];&quot;&quot;)">
            <text:p/>
          </table:table-cell>
          <table:table-cell table:formula="of:=IF(AND([.$B114]&gt;=0;[.$B114]&lt;[.$B$4]);[.$B11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IF(AND([.$B115]&gt;=0;[.$B115]&lt;[.$B$3]);[.$B115];&quot;&quot;)">
            <text:p/>
          </table:table-cell>
          <table:table-cell table:formula="of:=IF(AND([.$B115]&gt;=18;[.$B115]&lt;[.$B$3]);[.$B115]-18;&quot;&quot;)">
            <text:p/>
          </table:table-cell>
          <table:table-cell table:formula="of:=IF(OR([.$B115]=3;[.$B115]=5;[.$B115]=6;[.$B115]=9;[.$B115]=10;[.$B115]=11;[.$B115]=13);[.$B115];&quot;&quot;)">
            <text:p/>
          </table:table-cell>
          <table:table-cell table:formula="of:=IF(AND([.$B115]&gt;=0;[.$B115]&lt;[.$B$4]);[.$B11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IF(AND([.$B116]&gt;=0;[.$B116]&lt;[.$B$3]);[.$B116];&quot;&quot;)">
            <text:p/>
          </table:table-cell>
          <table:table-cell table:formula="of:=IF(AND([.$B116]&gt;=18;[.$B116]&lt;[.$B$3]);[.$B116]-18;&quot;&quot;)">
            <text:p/>
          </table:table-cell>
          <table:table-cell table:formula="of:=IF(OR([.$B116]=3;[.$B116]=5;[.$B116]=6;[.$B116]=9;[.$B116]=10;[.$B116]=11;[.$B116]=13);[.$B116];&quot;&quot;)">
            <text:p/>
          </table:table-cell>
          <table:table-cell table:formula="of:=IF(AND([.$B116]&gt;=0;[.$B116]&lt;[.$B$4]);[.$B11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IF(AND([.$B117]&gt;=0;[.$B117]&lt;[.$B$3]);[.$B117];&quot;&quot;)">
            <text:p/>
          </table:table-cell>
          <table:table-cell table:formula="of:=IF(AND([.$B117]&gt;=18;[.$B117]&lt;[.$B$3]);[.$B117]-18;&quot;&quot;)">
            <text:p/>
          </table:table-cell>
          <table:table-cell table:formula="of:=IF(OR([.$B117]=3;[.$B117]=5;[.$B117]=6;[.$B117]=9;[.$B117]=10;[.$B117]=11;[.$B117]=13);[.$B117];&quot;&quot;)">
            <text:p/>
          </table:table-cell>
          <table:table-cell table:formula="of:=IF(AND([.$B117]&gt;=0;[.$B117]&lt;[.$B$4]);[.$B11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IF(AND([.$B118]&gt;=0;[.$B118]&lt;[.$B$3]);[.$B118];&quot;&quot;)">
            <text:p/>
          </table:table-cell>
          <table:table-cell table:formula="of:=IF(AND([.$B118]&gt;=18;[.$B118]&lt;[.$B$3]);[.$B118]-18;&quot;&quot;)">
            <text:p/>
          </table:table-cell>
          <table:table-cell table:formula="of:=IF(OR([.$B118]=3;[.$B118]=5;[.$B118]=6;[.$B118]=9;[.$B118]=10;[.$B118]=11;[.$B118]=13);[.$B118];&quot;&quot;)">
            <text:p/>
          </table:table-cell>
          <table:table-cell table:formula="of:=IF(AND([.$B118]&gt;=0;[.$B118]&lt;[.$B$4]);[.$B11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IF(AND([.$B119]&gt;=0;[.$B119]&lt;[.$B$3]);[.$B119];&quot;&quot;)">
            <text:p/>
          </table:table-cell>
          <table:table-cell table:formula="of:=IF(AND([.$B119]&gt;=18;[.$B119]&lt;[.$B$3]);[.$B119]-18;&quot;&quot;)">
            <text:p/>
          </table:table-cell>
          <table:table-cell table:formula="of:=IF(OR([.$B119]=3;[.$B119]=5;[.$B119]=6;[.$B119]=9;[.$B119]=10;[.$B119]=11;[.$B119]=13);[.$B119];&quot;&quot;)">
            <text:p/>
          </table:table-cell>
          <table:table-cell table:formula="of:=IF(AND([.$B119]&gt;=0;[.$B119]&lt;[.$B$4]);[.$B11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IF(AND([.$B120]&gt;=0;[.$B120]&lt;[.$B$3]);[.$B120];&quot;&quot;)">
            <text:p/>
          </table:table-cell>
          <table:table-cell table:formula="of:=IF(AND([.$B120]&gt;=18;[.$B120]&lt;[.$B$3]);[.$B120]-18;&quot;&quot;)">
            <text:p/>
          </table:table-cell>
          <table:table-cell table:formula="of:=IF(OR([.$B120]=3;[.$B120]=5;[.$B120]=6;[.$B120]=9;[.$B120]=10;[.$B120]=11;[.$B120]=13);[.$B120];&quot;&quot;)">
            <text:p/>
          </table:table-cell>
          <table:table-cell table:formula="of:=IF(AND([.$B120]&gt;=0;[.$B120]&lt;[.$B$4]);[.$B12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IF(AND([.$B121]&gt;=0;[.$B121]&lt;[.$B$3]);[.$B121];&quot;&quot;)">
            <text:p/>
          </table:table-cell>
          <table:table-cell table:formula="of:=IF(AND([.$B121]&gt;=18;[.$B121]&lt;[.$B$3]);[.$B121]-18;&quot;&quot;)">
            <text:p/>
          </table:table-cell>
          <table:table-cell table:formula="of:=IF(OR([.$B121]=3;[.$B121]=5;[.$B121]=6;[.$B121]=9;[.$B121]=10;[.$B121]=11;[.$B121]=13);[.$B121];&quot;&quot;)">
            <text:p/>
          </table:table-cell>
          <table:table-cell table:formula="of:=IF(AND([.$B121]&gt;=0;[.$B121]&lt;[.$B$4]);[.$B12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IF(AND([.$B122]&gt;=0;[.$B122]&lt;[.$B$3]);[.$B122];&quot;&quot;)">
            <text:p/>
          </table:table-cell>
          <table:table-cell table:formula="of:=IF(AND([.$B122]&gt;=18;[.$B122]&lt;[.$B$3]);[.$B122]-18;&quot;&quot;)">
            <text:p/>
          </table:table-cell>
          <table:table-cell table:formula="of:=IF(OR([.$B122]=3;[.$B122]=5;[.$B122]=6;[.$B122]=9;[.$B122]=10;[.$B122]=11;[.$B122]=13);[.$B122];&quot;&quot;)">
            <text:p/>
          </table:table-cell>
          <table:table-cell table:formula="of:=IF(AND([.$B122]&gt;=0;[.$B122]&lt;[.$B$4]);[.$B12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IF(AND([.$B123]&gt;=0;[.$B123]&lt;[.$B$3]);[.$B123];&quot;&quot;)">
            <text:p/>
          </table:table-cell>
          <table:table-cell table:formula="of:=IF(AND([.$B123]&gt;=18;[.$B123]&lt;[.$B$3]);[.$B123]-18;&quot;&quot;)">
            <text:p/>
          </table:table-cell>
          <table:table-cell table:formula="of:=IF(OR([.$B123]=3;[.$B123]=5;[.$B123]=6;[.$B123]=9;[.$B123]=10;[.$B123]=11;[.$B123]=13);[.$B123];&quot;&quot;)">
            <text:p/>
          </table:table-cell>
          <table:table-cell table:formula="of:=IF(AND([.$B123]&gt;=0;[.$B123]&lt;[.$B$4]);[.$B12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IF(AND([.$B124]&gt;=0;[.$B124]&lt;[.$B$3]);[.$B124];&quot;&quot;)">
            <text:p/>
          </table:table-cell>
          <table:table-cell table:formula="of:=IF(AND([.$B124]&gt;=18;[.$B124]&lt;[.$B$3]);[.$B124]-18;&quot;&quot;)">
            <text:p/>
          </table:table-cell>
          <table:table-cell table:formula="of:=IF(OR([.$B124]=3;[.$B124]=5;[.$B124]=6;[.$B124]=9;[.$B124]=10;[.$B124]=11;[.$B124]=13);[.$B124];&quot;&quot;)">
            <text:p/>
          </table:table-cell>
          <table:table-cell table:formula="of:=IF(AND([.$B124]&gt;=0;[.$B124]&lt;[.$B$4]);[.$B12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IF(AND([.$B125]&gt;=0;[.$B125]&lt;[.$B$3]);[.$B125];&quot;&quot;)">
            <text:p/>
          </table:table-cell>
          <table:table-cell table:formula="of:=IF(AND([.$B125]&gt;=18;[.$B125]&lt;[.$B$3]);[.$B125]-18;&quot;&quot;)">
            <text:p/>
          </table:table-cell>
          <table:table-cell table:formula="of:=IF(OR([.$B125]=3;[.$B125]=5;[.$B125]=6;[.$B125]=9;[.$B125]=10;[.$B125]=11;[.$B125]=13);[.$B125];&quot;&quot;)">
            <text:p/>
          </table:table-cell>
          <table:table-cell table:formula="of:=IF(AND([.$B125]&gt;=0;[.$B125]&lt;[.$B$4]);[.$B125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IF(AND([.$B126]&gt;=0;[.$B126]&lt;[.$B$3]);[.$B126];&quot;&quot;)">
            <text:p/>
          </table:table-cell>
          <table:table-cell table:formula="of:=IF(AND([.$B126]&gt;=18;[.$B126]&lt;[.$B$3]);[.$B126]-18;&quot;&quot;)">
            <text:p/>
          </table:table-cell>
          <table:table-cell table:formula="of:=IF(OR([.$B126]=3;[.$B126]=5;[.$B126]=6;[.$B126]=9;[.$B126]=10;[.$B126]=11;[.$B126]=13);[.$B126];&quot;&quot;)">
            <text:p/>
          </table:table-cell>
          <table:table-cell table:formula="of:=IF(AND([.$B126]&gt;=0;[.$B126]&lt;[.$B$4]);[.$B126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IF(AND([.$B127]&gt;=0;[.$B127]&lt;[.$B$3]);[.$B127];&quot;&quot;)">
            <text:p/>
          </table:table-cell>
          <table:table-cell table:formula="of:=IF(AND([.$B127]&gt;=18;[.$B127]&lt;[.$B$3]);[.$B127]-18;&quot;&quot;)">
            <text:p/>
          </table:table-cell>
          <table:table-cell table:formula="of:=IF(OR([.$B127]=3;[.$B127]=5;[.$B127]=6;[.$B127]=9;[.$B127]=10;[.$B127]=11;[.$B127]=13);[.$B127];&quot;&quot;)">
            <text:p/>
          </table:table-cell>
          <table:table-cell table:formula="of:=IF(AND([.$B127]&gt;=0;[.$B127]&lt;[.$B$4]);[.$B127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IF(AND([.$B128]&gt;=0;[.$B128]&lt;[.$B$3]);[.$B128];&quot;&quot;)">
            <text:p/>
          </table:table-cell>
          <table:table-cell table:formula="of:=IF(AND([.$B128]&gt;=18;[.$B128]&lt;[.$B$3]);[.$B128]-18;&quot;&quot;)">
            <text:p/>
          </table:table-cell>
          <table:table-cell table:formula="of:=IF(OR([.$B128]=3;[.$B128]=5;[.$B128]=6;[.$B128]=9;[.$B128]=10;[.$B128]=11;[.$B128]=13);[.$B128];&quot;&quot;)">
            <text:p/>
          </table:table-cell>
          <table:table-cell table:formula="of:=IF(AND([.$B128]&gt;=0;[.$B128]&lt;[.$B$4]);[.$B128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IF(AND([.$B129]&gt;=0;[.$B129]&lt;[.$B$3]);[.$B129];&quot;&quot;)">
            <text:p/>
          </table:table-cell>
          <table:table-cell table:formula="of:=IF(AND([.$B129]&gt;=18;[.$B129]&lt;[.$B$3]);[.$B129]-18;&quot;&quot;)">
            <text:p/>
          </table:table-cell>
          <table:table-cell table:formula="of:=IF(OR([.$B129]=3;[.$B129]=5;[.$B129]=6;[.$B129]=9;[.$B129]=10;[.$B129]=11;[.$B129]=13);[.$B129];&quot;&quot;)">
            <text:p/>
          </table:table-cell>
          <table:table-cell table:formula="of:=IF(AND([.$B129]&gt;=0;[.$B129]&lt;[.$B$4]);[.$B129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IF(AND([.$B130]&gt;=0;[.$B130]&lt;[.$B$3]);[.$B130];&quot;&quot;)">
            <text:p/>
          </table:table-cell>
          <table:table-cell table:formula="of:=IF(AND([.$B130]&gt;=18;[.$B130]&lt;[.$B$3]);[.$B130]-18;&quot;&quot;)">
            <text:p/>
          </table:table-cell>
          <table:table-cell table:formula="of:=IF(OR([.$B130]=3;[.$B130]=5;[.$B130]=6;[.$B130]=9;[.$B130]=10;[.$B130]=11;[.$B130]=13);[.$B130];&quot;&quot;)">
            <text:p/>
          </table:table-cell>
          <table:table-cell table:formula="of:=IF(AND([.$B130]&gt;=0;[.$B130]&lt;[.$B$4]);[.$B130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IF(AND([.$B131]&gt;=0;[.$B131]&lt;[.$B$3]);[.$B131];&quot;&quot;)">
            <text:p/>
          </table:table-cell>
          <table:table-cell table:formula="of:=IF(AND([.$B131]&gt;=18;[.$B131]&lt;[.$B$3]);[.$B131]-18;&quot;&quot;)">
            <text:p/>
          </table:table-cell>
          <table:table-cell table:formula="of:=IF(OR([.$B131]=3;[.$B131]=5;[.$B131]=6;[.$B131]=9;[.$B131]=10;[.$B131]=11;[.$B131]=13);[.$B131];&quot;&quot;)">
            <text:p/>
          </table:table-cell>
          <table:table-cell table:formula="of:=IF(AND([.$B131]&gt;=0;[.$B131]&lt;[.$B$4]);[.$B131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IF(AND([.$B132]&gt;=0;[.$B132]&lt;[.$B$3]);[.$B132];&quot;&quot;)">
            <text:p/>
          </table:table-cell>
          <table:table-cell table:formula="of:=IF(AND([.$B132]&gt;=18;[.$B132]&lt;[.$B$3]);[.$B132]-18;&quot;&quot;)">
            <text:p/>
          </table:table-cell>
          <table:table-cell table:formula="of:=IF(OR([.$B132]=3;[.$B132]=5;[.$B132]=6;[.$B132]=9;[.$B132]=10;[.$B132]=11;[.$B132]=13);[.$B132];&quot;&quot;)">
            <text:p/>
          </table:table-cell>
          <table:table-cell table:formula="of:=IF(AND([.$B132]&gt;=0;[.$B132]&lt;[.$B$4]);[.$B132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IF(AND([.$B133]&gt;=0;[.$B133]&lt;[.$B$3]);[.$B133];&quot;&quot;)">
            <text:p/>
          </table:table-cell>
          <table:table-cell table:formula="of:=IF(AND([.$B133]&gt;=18;[.$B133]&lt;[.$B$3]);[.$B133]-18;&quot;&quot;)">
            <text:p/>
          </table:table-cell>
          <table:table-cell table:formula="of:=IF(OR([.$B133]=3;[.$B133]=5;[.$B133]=6;[.$B133]=9;[.$B133]=10;[.$B133]=11;[.$B133]=13);[.$B133];&quot;&quot;)">
            <text:p/>
          </table:table-cell>
          <table:table-cell table:formula="of:=IF(AND([.$B133]&gt;=0;[.$B133]&lt;[.$B$4]);[.$B133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IF(AND([.$B134]&gt;=0;[.$B134]&lt;[.$B$3]);[.$B134];&quot;&quot;)">
            <text:p/>
          </table:table-cell>
          <table:table-cell table:formula="of:=IF(AND([.$B134]&gt;=18;[.$B134]&lt;[.$B$3]);[.$B134]-18;&quot;&quot;)">
            <text:p/>
          </table:table-cell>
          <table:table-cell table:formula="of:=IF(OR([.$B134]=3;[.$B134]=5;[.$B134]=6;[.$B134]=9;[.$B134]=10;[.$B134]=11;[.$B134]=13);[.$B134];&quot;&quot;)">
            <text:p/>
          </table:table-cell>
          <table:table-cell table:formula="of:=IF(AND([.$B134]&gt;=0;[.$B134]&lt;[.$B$4]);[.$B134];&quot;&quot;)">
            <text:p/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IF(AND([.$B135]&gt;=0;[.$B135]&lt;[.$B$3]);[.$B135];&quot;&quot;)">
            <text:p/>
          </table:table-cell>
          <table:table-cell table:formula="of:=IF(AND([.$B135]&gt;=18;[.$B135]&lt;[.$B$3]);[.$B135]-18;&quot;&quot;)">
            <text:p/>
          </table:table-cell>
          <table:table-cell table:formula="of:=IF(OR([.$B135]=3;[.$B135]=5;[.$B135]=6;[.$B135]=9;[.$B135]=10;[.$B135]=11;[.$B135]=13);[.$B135];&quot;&quot;)">
            <text:p/>
          </table:table-cell>
          <table:table-cell table:formula="of:=IF(AND([.$B135]&gt;=0;[.$B135]&lt;[.$B$4]);[.$B135];&quot;&quot;)">
            <text:p/>
          </table:table-cell>
          <table:table-cell table:number-columns-repeated="101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6" table:default-cell-style-name="ce1"/>
        <table:table-row table:style-name="ro1" table:number-rows-repeated="5">
          <table:table-cell table:number-columns-repeated="10"/>
        </table:table-row>
        <table:table-row table:style-name="ro1">
          <table:table-cell office:value-type="string" table:number-columns-spanned="3" table:number-rows-spanned="1">
            <text:p>Analog Mapping</text:p>
          </table:table-cell>
          <table:covered-table-cell table:number-columns-repeated="2"/>
          <table:table-cell/>
          <table:table-cell office:value-type="string" table:number-columns-spanned="5" table:number-rows-spanned="1">
            <text:p>Capability Query</text:p>
          </table:table-cell>
          <table:covered-table-cell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in</text:p>
          </table:table-cell>
          <table:table-cell/>
          <table:table-cell office:value-type="string">
            <text:p>Analog Pin</text:p>
          </table:table-cell>
          <table:table-cell/>
          <table:table-cell office:value-type="string">
            <text:p>Pin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x7f</text:p>
          </table:table-cell>
          <table:table-cell table:formula="of:=DECIMAL([.B9];16)" office:value-type="float" office:value="127">
            <text:p>127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x7f</text:p>
          </table:table-cell>
          <table:table-cell table:formula="of:=DECIMAL([.B10];16)" office:value-type="float" office:value="127">
            <text:p>12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x7f</text:p>
          </table:table-cell>
          <table:table-cell table:formula="of:=DECIMAL([.B11];16)" office:value-type="float" office:value="127">
            <text:p>127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x7f</text:p>
          </table:table-cell>
          <table:table-cell table:formula="of:=DECIMAL([.B12];16)" office:value-type="float" office:value="127">
            <text:p>12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0x7f</text:p>
          </table:table-cell>
          <table:table-cell table:formula="of:=DECIMAL([.B13];16)" office:value-type="float" office:value="127">
            <text:p>12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x7f</text:p>
          </table:table-cell>
          <table:table-cell table:formula="of:=DECIMAL([.B14];16)" office:value-type="float" office:value="127">
            <text:p>12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0x7f</text:p>
          </table:table-cell>
          <table:table-cell table:formula="of:=DECIMAL([.B15];16)" office:value-type="float" office:value="127">
            <text:p>12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0x7f</text:p>
          </table:table-cell>
          <table:table-cell table:formula="of:=DECIMAL([.B16];16)" office:value-type="float" office:value="127">
            <text:p>12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0x7f</text:p>
          </table:table-cell>
          <table:table-cell table:formula="of:=DECIMAL([.B17];16)" office:value-type="float" office:value="127">
            <text:p>127</text:p>
          </table:table-cell>
          <table:table-cell/>
          <table:table-cell office:value-type="float" office:value="8">
            <text:p>8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/>
          <table:table-cell office:value-type="string">
            <text:p>SERV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x7f</text:p>
          </table:table-cell>
          <table:table-cell table:formula="of:=DECIMAL([.B18];16)" office:value-type="float" office:value="127">
            <text:p>127</text:p>
          </table:table-cell>
          <table:table-cell/>
          <table:table-cell office:value-type="float" office:value="9">
            <text:p>9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x7f</text:p>
          </table:table-cell>
          <table:table-cell table:formula="of:=DECIMAL([.B19];16)" office:value-type="float" office:value="127">
            <text:p>12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0x7f</text:p>
          </table:table-cell>
          <table:table-cell table:formula="of:=DECIMAL([.B20];16)" office:value-type="float" office:value="127">
            <text:p>127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 office:value-type="string">
            <text:p>SERV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0x7f</text:p>
          </table:table-cell>
          <table:table-cell table:formula="of:=DECIMAL([.B21];16)" office:value-type="float" office:value="127">
            <text:p>127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0x7f</text:p>
          </table:table-cell>
          <table:table-cell table:formula="of:=DECIMAL([.B22];16)"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PWM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x7f</text:p>
          </table:table-cell>
          <table:table-cell table:formula="of:=DECIMAL([.B23];16)" office:value-type="float" office:value="127">
            <text:p>127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x7f</text:p>
          </table:table-cell>
          <table:table-cell table:formula="of:=DECIMAL([.B24];16)" office:value-type="float" office:value="127">
            <text:p>127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0x7f</text:p>
          </table:table-cell>
          <table:table-cell table:formula="of:=DECIMAL([.B25];16)" office:value-type="float" office:value="127">
            <text:p>127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x7f</text:p>
          </table:table-cell>
          <table:table-cell table:formula="of:=DECIMAL([.B26];16)" office:value-type="float" office:value="127">
            <text:p>12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0x00</text:p>
          </table:table-cell>
          <table:table-cell table:formula="of:=DECIMAL([.B27];16)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0x01</text:p>
          </table:table-cell>
          <table:table-cell table:formula="of:=DECIMAL([.B28];16)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x02</text:p>
          </table:table-cell>
          <table:table-cell table:formula="of:=DECIMAL([.B29];16)"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x03</text:p>
          </table:table-cell>
          <table:table-cell table:formula="of:=DECIMAL([.B30];16)"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x04</text:p>
          </table:table-cell>
          <table:table-cell table:formula="of:=DECIMAL([.B31];16)"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x05</text:p>
          </table:table-cell>
          <table:table-cell table:formula="of:=DECIMAL([.B32];16)"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x06</text:p>
          </table:table-cell>
          <table:table-cell table:formula="of:=DECIMAL([.B33];16)" office:value-type="float" office:value="6">
            <text:p>6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x07</text:p>
          </table:table-cell>
          <table:table-cell table:formula="of:=DECIMAL([.B34];16)" office:value-type="float" office:value="7">
            <text:p>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x08</text:p>
          </table:table-cell>
          <table:table-cell table:formula="of:=DECIMAL([.B35];16)"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x09</text:p>
          </table:table-cell>
          <table:table-cell table:formula="of:=DECIMAL([.B36];16)"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0x0a</text:p>
          </table:table-cell>
          <table:table-cell table:formula="of:=DECIMAL([.B37];16)" office:value-type="float" office:value="10">
            <text:p>1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0x0b</text:p>
          </table:table-cell>
          <table:table-cell table:formula="of:=DECIMAL([.B38];16)"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Input</text:p>
          </table:table-cell>
          <table:table-cell office:value-type="string">
            <text:p>Pullup</text:p>
          </table:table-cell>
          <table:table-cell office:value-type="string">
            <text:p>Output</text:p>
          </table:table-cell>
          <table:table-cell office:value-type="string">
            <text:p>Analog</text:p>
          </table:table-cell>
          <table:table-cell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3/15/2016</text:date>, <text:time>23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6-03-15T08:50:50.01</meta:creation-date>
    <dc:date>2016-03-15T23:24:20.09</dc:date>
    <dc:creator>Doug Johnson</dc:creator>
    <meta:editing-duration>PT7H1M48S</meta:editing-duration>
    <meta:editing-cycles>1</meta:editing-cycles>
    <meta:document-statistic meta:table-count="3" meta:cell-count="901" meta:object-count="0"/>
    <meta:generator>OpenOffice/4.1.1$Win32 OpenOffice.org_project/411m6$Build-9775</meta:generator>
  </office:meta>
</office:document-meta>
</file>